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4.984cm" fo:margin-left="0cm" fo:margin-top="0cm" fo:margin-bottom="0cm" table:align="left" style:writing-mode="lr-tb"/>
    </style:style>
    <style:style style:name="Tabla1.A" style:family="table-column">
      <style:table-column-properties style:column-width="3.745cm"/>
    </style:style>
    <style:style style:name="Tabla1.B" style:family="table-column">
      <style:table-column-properties style:column-width="3.743cm"/>
    </style:style>
    <style:style style:name="Tabla1.C" style:family="table-column">
      <style:table-column-properties style:column-width="3.916cm"/>
    </style:style>
    <style:style style:name="Tabla1.D" style:family="table-column">
      <style:table-column-properties style:column-width="3.581cm"/>
    </style:style>
    <style:style style:name="Tabla1.1" style:family="table-row">
      <style:table-row-properties fo:keep-together="auto"/>
    </style:style>
    <style:style style:name="Tabla1.A1" style:family="table-cell">
      <style:table-cell-properties fo:padding-left="0.199cm" fo:padding-right="0.191cm" fo:padding-top="0cm" fo:padding-bottom="0cm" fo:border="0.5pt solid #000000"/>
    </style:style>
    <style:style style:name="Tabla1.A8" style:family="table-cell">
      <style:table-cell-properties fo:padding-left="0.199cm" fo:padding-right="0.191cm" fo:padding-top="0cm" fo:padding-bottom="0cm" fo:border-left="0.5pt solid #000000" fo:border-right="0.5pt solid #000000" fo:border-top="none" fo:border-bottom="0.5pt solid #000000"/>
    </style:style>
    <style:style style:name="Tabla2" style:family="table">
      <style:table-properties style:width="14.984cm" fo:margin-left="0cm" fo:margin-top="0cm" fo:margin-bottom="0cm" table:align="left" style:writing-mode="lr-tb"/>
    </style:style>
    <style:style style:name="Tabla2.A" style:family="table-column">
      <style:table-column-properties style:column-width="3.745cm"/>
    </style:style>
    <style:style style:name="Tabla2.B" style:family="table-column">
      <style:table-column-properties style:column-width="3.743cm"/>
    </style:style>
    <style:style style:name="Tabla2.C" style:family="table-column">
      <style:table-column-properties style:column-width="3.916cm"/>
    </style:style>
    <style:style style:name="Tabla2.D" style:family="table-column">
      <style:table-column-properties style:column-width="3.581cm"/>
    </style:style>
    <style:style style:name="Tabla2.1" style:family="table-row">
      <style:table-row-properties fo:keep-together="auto"/>
    </style:style>
    <style:style style:name="Tabla2.A1" style:family="table-cell">
      <style:table-cell-properties fo:padding-left="0.199cm" fo:padding-right="0.191cm" fo:padding-top="0cm" fo:padding-bottom="0cm" fo:border="0.5pt solid #000000"/>
    </style:style>
    <style:style style:name="Tabla3" style:family="table">
      <style:table-properties style:width="14.982cm" fo:margin-left="0cm" fo:margin-top="0cm" fo:margin-bottom="0cm" table:align="left" style:writing-mode="lr-tb"/>
    </style:style>
    <style:style style:name="Tabla3.A" style:family="table-column">
      <style:table-column-properties style:column-width="4.994cm"/>
    </style:style>
    <style:style style:name="Tabla3.C" style:family="table-column">
      <style:table-column-properties style:column-width="4.995cm"/>
    </style:style>
    <style:style style:name="Tabla3.1" style:family="table-row">
      <style:table-row-properties fo:keep-together="auto"/>
    </style:style>
    <style:style style:name="Tabla3.A1" style:family="table-cell">
      <style:table-cell-properties fo:padding-left="0.199cm" fo:padding-right="0.191cm" fo:padding-top="0cm" fo:padding-bottom="0cm" fo:border="0.5pt solid #000000"/>
    </style:style>
    <style:style style:name="Tabla4" style:family="table">
      <style:table-properties style:width="15.064cm" fo:margin-top="0cm" fo:margin-bottom="0cm" table:align="left" style:writing-mode="lr-tb"/>
    </style:style>
    <style:style style:name="Tabla4.A" style:family="table-column">
      <style:table-column-properties style:column-width="3.745cm"/>
    </style:style>
    <style:style style:name="Tabla4.B" style:family="table-column">
      <style:table-column-properties style:column-width="3.741cm"/>
    </style:style>
    <style:style style:name="Tabla4.C" style:family="table-column">
      <style:table-column-properties style:column-width="3.918cm"/>
    </style:style>
    <style:style style:name="Tabla4.D" style:family="table-column">
      <style:table-column-properties style:column-width="3.66cm"/>
    </style:style>
    <style:style style:name="Tabla4.1" style:family="table-row">
      <style:table-row-properties fo:keep-together="auto"/>
    </style:style>
    <style:style style:name="Tabla4.A1" style:family="table-cell">
      <style:table-cell-properties fo:padding-left="0.199cm" fo:padding-right="0.191cm" fo:padding-top="0cm" fo:padding-bottom="0cm" fo:border="0.5pt solid #000000"/>
    </style:style>
    <style:style style:name="Tabla4.A9" style:family="table-cell">
      <style:table-cell-properties fo:padding-left="0.199cm" fo:padding-right="0.191cm" fo:padding-top="0cm" fo:padding-bottom="0cm" fo:border-left="0.5pt solid #000000" fo:border-right="0.5pt solid #000000" fo:border-top="none" fo:border-bottom="0.5pt solid #000000"/>
    </style:style>
    <style:style style:name="Tabla5" style:family="table">
      <style:table-properties style:width="15.081cm" fo:margin-top="0cm" fo:margin-bottom="0cm" table:align="left" style:writing-mode="lr-tb"/>
    </style:style>
    <style:style style:name="Tabla5.A" style:family="table-column">
      <style:table-column-properties style:column-width="3.745cm"/>
    </style:style>
    <style:style style:name="Tabla5.B" style:family="table-column">
      <style:table-column-properties style:column-width="3.741cm"/>
    </style:style>
    <style:style style:name="Tabla5.C" style:family="table-column">
      <style:table-column-properties style:column-width="3.918cm"/>
    </style:style>
    <style:style style:name="Tabla5.D" style:family="table-column">
      <style:table-column-properties style:column-width="3.678cm"/>
    </style:style>
    <style:style style:name="Tabla5.1" style:family="table-row">
      <style:table-row-properties fo:keep-together="auto"/>
    </style:style>
    <style:style style:name="Tabla5.A1" style:family="table-cell">
      <style:table-cell-properties fo:padding-left="0.199cm" fo:padding-right="0.191cm" fo:padding-top="0cm" fo:padding-bottom="0cm" fo:border="0.5pt solid #000000"/>
    </style:style>
    <style:style style:name="Tabla6" style:family="table">
      <style:table-properties style:width="15.064cm" fo:margin-top="0cm" fo:margin-bottom="0cm" table:align="left" style:writing-mode="lr-tb"/>
    </style:style>
    <style:style style:name="Tabla6.A" style:family="table-column">
      <style:table-column-properties style:column-width="4.994cm"/>
    </style:style>
    <style:style style:name="Tabla6.C" style:family="table-column">
      <style:table-column-properties style:column-width="5.076cm"/>
    </style:style>
    <style:style style:name="Tabla6.1" style:family="table-row">
      <style:table-row-properties fo:keep-together="auto"/>
    </style:style>
    <style:style style:name="Tabla6.A1" style:family="table-cell">
      <style:table-cell-properties fo:padding-left="0.199cm" fo:padding-right="0.191cm" fo:padding-top="0cm" fo:padding-bottom="0cm" fo:border="0.5pt solid #000000"/>
    </style:style>
    <style:style style:name="Tabla7" style:family="table">
      <style:table-properties style:width="15.081cm" fo:margin-top="0cm" fo:margin-bottom="0cm" table:align="left" style:writing-mode="lr-tb"/>
    </style:style>
    <style:style style:name="Tabla7.A" style:family="table-column">
      <style:table-column-properties style:column-width="3.745cm"/>
    </style:style>
    <style:style style:name="Tabla7.B" style:family="table-column">
      <style:table-column-properties style:column-width="3.741cm"/>
    </style:style>
    <style:style style:name="Tabla7.C" style:family="table-column">
      <style:table-column-properties style:column-width="3.75cm"/>
    </style:style>
    <style:style style:name="Tabla7.D" style:family="table-column">
      <style:table-column-properties style:column-width="3.845cm"/>
    </style:style>
    <style:style style:name="Tabla7.1" style:family="table-row">
      <style:table-row-properties fo:keep-together="auto"/>
    </style:style>
    <style:style style:name="Tabla7.A1" style:family="table-cell">
      <style:table-cell-properties fo:padding-left="0.199cm" fo:padding-right="0.191cm" fo:padding-top="0cm" fo:padding-bottom="0cm" fo:border="0.5pt solid #000000"/>
    </style:style>
    <style:style style:name="Tabla7.A9" style:family="table-cell">
      <style:table-cell-properties fo:padding-left="0.199cm" fo:padding-right="0.191cm" fo:padding-top="0cm" fo:padding-bottom="0cm" fo:border-left="0.5pt solid #000000" fo:border-right="0.5pt solid #000000" fo:border-top="none" fo:border-bottom="0.5pt solid #000000"/>
    </style:style>
    <style:style style:name="Tabla8" style:family="table">
      <style:table-properties style:width="15.081cm" fo:margin-top="0cm" fo:margin-bottom="0cm" table:align="left" style:writing-mode="lr-tb"/>
    </style:style>
    <style:style style:name="Tabla8.A" style:family="table-column">
      <style:table-column-properties style:column-width="3.745cm"/>
    </style:style>
    <style:style style:name="Tabla8.B" style:family="table-column">
      <style:table-column-properties style:column-width="3.741cm"/>
    </style:style>
    <style:style style:name="Tabla8.C" style:family="table-column">
      <style:table-column-properties style:column-width="3.75cm"/>
    </style:style>
    <style:style style:name="Tabla8.D" style:family="table-column">
      <style:table-column-properties style:column-width="3.845cm"/>
    </style:style>
    <style:style style:name="Tabla8.1" style:family="table-row">
      <style:table-row-properties fo:keep-together="auto"/>
    </style:style>
    <style:style style:name="Tabla8.A1" style:family="table-cell">
      <style:table-cell-properties fo:padding-left="0.199cm" fo:padding-right="0.191cm" fo:padding-top="0cm" fo:padding-bottom="0cm" fo:border="0.5pt solid #000000"/>
    </style:style>
    <style:style style:name="Tabla9" style:family="table">
      <style:table-properties style:width="14.982cm" fo:margin-left="0cm" fo:margin-top="0cm" fo:margin-bottom="0cm" table:align="left" style:writing-mode="lr-tb"/>
    </style:style>
    <style:style style:name="Tabla9.A" style:family="table-column">
      <style:table-column-properties style:column-width="4.994cm"/>
    </style:style>
    <style:style style:name="Tabla9.C" style:family="table-column">
      <style:table-column-properties style:column-width="4.995cm"/>
    </style:style>
    <style:style style:name="Tabla9.1" style:family="table-row">
      <style:table-row-properties fo:keep-together="auto"/>
    </style:style>
    <style:style style:name="Tabla9.A1" style:family="table-cell">
      <style:table-cell-properties fo:padding-left="0.199cm" fo:padding-right="0.191cm" fo:padding-top="0cm" fo:padding-bottom="0cm" fo:border="0.5pt solid #000000"/>
    </style:style>
    <style:style style:name="Table10" style:family="table">
      <style:table-properties style:width="15.108cm" table:align="left"/>
    </style:style>
    <style:style style:name="Table10.A" style:family="table-column">
      <style:table-column-properties style:column-width="3.704cm"/>
    </style:style>
    <style:style style:name="Table10.B" style:family="table-column">
      <style:table-column-properties style:column-width="3.784cm"/>
    </style:style>
    <style:style style:name="Table10.D" style:family="table-column">
      <style:table-column-properties style:column-width="3.916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5.108cm" table:align="left"/>
    </style:style>
    <style:style style:name="Table11.A" style:family="table-column">
      <style:table-column-properties style:column-width="3.704cm"/>
    </style:style>
    <style:style style:name="Table11.C" style:family="table-column">
      <style:table-column-properties style:column-width="3.784cm"/>
    </style:style>
    <style:style style:name="Table11.D" style:family="table-column">
      <style:table-column-properties style:column-width="3.916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5.108cm" table:align="left"/>
    </style:style>
    <style:style style:name="Table12.A" style:family="table-column">
      <style:table-column-properties style:column-width="5.666cm"/>
    </style:style>
    <style:style style:name="Table12.B" style:family="table-column">
      <style:table-column-properties style:column-width="5.667cm"/>
    </style:style>
    <style:style style:name="Table12.C" style:family="table-column">
      <style:table-column-properties style:column-width="3.775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e32d1" officeooo:paragraph-rsid="001e32d1"/>
    </style:style>
    <style:style style:name="P2" style:family="paragraph" style:parent-style-name="Standard">
      <style:paragraph-properties fo:text-align="justify" style:justify-single-word="false"/>
      <style:text-properties officeooo:rsid="001e32d1" officeooo:paragraph-rsid="001efb1f"/>
    </style:style>
    <style:style style:name="P3" style:family="paragraph" style:parent-style-name="Standard">
      <style:paragraph-properties fo:text-align="justify" style:justify-single-word="false"/>
      <style:text-properties officeooo:rsid="001e32d1" officeooo:paragraph-rsid="004cbaee"/>
    </style:style>
    <style:style style:name="P4" style:family="paragraph" style:parent-style-name="Standard">
      <style:paragraph-properties fo:text-align="justify" style:justify-single-word="false"/>
      <style:text-properties officeooo:rsid="00164643" officeooo:paragraph-rsid="001c0431"/>
    </style:style>
    <style:style style:name="P5" style:family="paragraph" style:parent-style-name="Standard">
      <style:paragraph-properties fo:text-align="justify" style:justify-single-word="false"/>
      <style:text-properties officeooo:rsid="00164643" officeooo:paragraph-rsid="001caa55"/>
    </style:style>
    <style:style style:name="P6" style:family="paragraph" style:parent-style-name="Standard">
      <style:paragraph-properties fo:text-align="justify" style:justify-single-word="false"/>
      <style:text-properties officeooo:rsid="00164643" officeooo:paragraph-rsid="002d31f2"/>
    </style:style>
    <style:style style:name="P7" style:family="paragraph" style:parent-style-name="Standard">
      <style:paragraph-properties fo:text-align="justify" style:justify-single-word="false"/>
      <style:text-properties officeooo:rsid="00164643" officeooo:paragraph-rsid="00164643"/>
    </style:style>
    <style:style style:name="P8" style:family="paragraph" style:parent-style-name="Standard">
      <style:paragraph-properties fo:text-align="justify" style:justify-single-word="false"/>
      <style:text-properties officeooo:rsid="00164643" officeooo:paragraph-rsid="002ed507"/>
    </style:style>
    <style:style style:name="P9" style:family="paragraph" style:parent-style-name="Standard">
      <style:paragraph-properties fo:text-align="justify" style:justify-single-word="false"/>
      <style:text-properties officeooo:rsid="00164643" officeooo:paragraph-rsid="0018d2f5"/>
    </style:style>
    <style:style style:name="P10" style:family="paragraph" style:parent-style-name="Standard">
      <style:paragraph-properties fo:text-align="justify" style:justify-single-word="false"/>
      <style:text-properties officeooo:rsid="00164643" officeooo:paragraph-rsid="00262641"/>
    </style:style>
    <style:style style:name="P11" style:family="paragraph" style:parent-style-name="Standard">
      <style:paragraph-properties fo:text-align="justify" style:justify-single-word="false"/>
      <style:text-properties officeooo:rsid="00164643" officeooo:paragraph-rsid="002556b2"/>
    </style:style>
    <style:style style:name="P12" style:family="paragraph" style:parent-style-name="Standard">
      <style:paragraph-properties fo:text-align="justify" style:justify-single-word="false"/>
      <style:text-properties officeooo:rsid="00164643" officeooo:paragraph-rsid="00278dbe"/>
    </style:style>
    <style:style style:name="P13" style:family="paragraph" style:parent-style-name="Standard">
      <style:paragraph-properties fo:text-align="justify" style:justify-single-word="false"/>
      <style:text-properties officeooo:rsid="00164643" officeooo:paragraph-rsid="0028c196"/>
    </style:style>
    <style:style style:name="P14" style:family="paragraph" style:parent-style-name="Standard">
      <style:paragraph-properties fo:text-align="justify" style:justify-single-word="false"/>
      <style:text-properties officeooo:rsid="00164643" officeooo:paragraph-rsid="00463b08"/>
    </style:style>
    <style:style style:name="P15" style:family="paragraph" style:parent-style-name="Standard">
      <style:paragraph-properties fo:text-align="justify" style:justify-single-word="false"/>
      <style:text-properties officeooo:rsid="00164643" officeooo:paragraph-rsid="004cbaee"/>
    </style:style>
    <style:style style:name="P16" style:family="paragraph" style:parent-style-name="Standard">
      <style:paragraph-properties fo:text-align="justify" style:justify-single-word="false"/>
      <style:text-properties officeooo:rsid="00164643" officeooo:paragraph-rsid="004d1505"/>
    </style:style>
    <style:style style:name="P17" style:family="paragraph" style:parent-style-name="Standard">
      <style:paragraph-properties fo:text-align="justify" style:justify-single-word="false"/>
      <style:text-properties officeooo:rsid="00164643" officeooo:paragraph-rsid="004e38a1"/>
    </style:style>
    <style:style style:name="P18" style:family="paragraph" style:parent-style-name="Standard">
      <style:paragraph-properties fo:text-align="justify" style:justify-single-word="false"/>
      <style:text-properties officeooo:rsid="00164643" officeooo:paragraph-rsid="00599b54"/>
    </style:style>
    <style:style style:name="P19" style:family="paragraph" style:parent-style-name="Standard">
      <style:paragraph-properties fo:text-align="justify" style:justify-single-word="false"/>
      <style:text-properties officeooo:rsid="0032654a" officeooo:paragraph-rsid="00418849"/>
    </style:style>
    <style:style style:name="P20" style:family="paragraph" style:parent-style-name="Standard">
      <style:text-properties officeooo:rsid="00371404" officeooo:paragraph-rsid="00418849"/>
    </style:style>
    <style:style style:name="P21" style:family="paragraph" style:parent-style-name="Standard">
      <style:paragraph-properties fo:text-align="center" style:justify-single-word="false"/>
      <style:text-properties fo:font-size="16pt" fo:font-weight="normal" officeooo:rsid="004257d6" officeooo:paragraph-rsid="004257d6"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fo:font-size="16pt" fo:font-weight="normal" officeooo:rsid="004257d6" officeooo:paragraph-rsid="004257d6" style:font-size-asian="16pt" style:font-weight-asian="normal" style:font-size-complex="16pt" style:font-weight-complex="normal"/>
    </style:style>
    <style:style style:name="P23" style:family="paragraph" style:parent-style-name="Standard">
      <style:paragraph-properties fo:text-align="justify" style:justify-single-word="false"/>
      <style:text-properties officeooo:rsid="0023c34f" officeooo:paragraph-rsid="0023c34f"/>
    </style:style>
    <style:style style:name="P24" style:family="paragraph" style:parent-style-name="Standard">
      <style:paragraph-properties fo:text-align="justify" style:justify-single-word="false"/>
      <style:text-properties officeooo:rsid="0023c34f" officeooo:paragraph-rsid="00247c43"/>
    </style:style>
    <style:style style:name="P25" style:family="paragraph" style:parent-style-name="Standard">
      <style:paragraph-properties fo:text-align="justify" style:justify-single-word="false"/>
      <style:text-properties officeooo:rsid="0023c34f" officeooo:paragraph-rsid="002556b2"/>
    </style:style>
    <style:style style:name="P26" style:family="paragraph" style:parent-style-name="Standard">
      <style:paragraph-properties fo:text-align="justify" style:justify-single-word="false"/>
      <style:text-properties officeooo:rsid="002556b2" officeooo:paragraph-rsid="00262641"/>
    </style:style>
    <style:style style:name="P27" style:family="paragraph" style:parent-style-name="Standard">
      <style:paragraph-properties fo:text-align="justify" style:justify-single-word="false"/>
      <style:text-properties officeooo:rsid="002556b2" officeooo:paragraph-rsid="0053401d"/>
    </style:style>
    <style:style style:name="P28" style:family="paragraph" style:parent-style-name="Standard">
      <style:paragraph-properties fo:text-align="justify" style:justify-single-word="false"/>
      <style:text-properties officeooo:rsid="001c0431" officeooo:paragraph-rsid="001c0431"/>
    </style:style>
    <style:style style:name="P29" style:family="paragraph" style:parent-style-name="Standard">
      <style:paragraph-properties fo:text-align="justify" style:justify-single-word="false"/>
      <style:text-properties officeooo:rsid="001c0431" officeooo:paragraph-rsid="001caa55"/>
    </style:style>
    <style:style style:name="P30" style:family="paragraph" style:parent-style-name="Standard">
      <style:paragraph-properties fo:text-align="justify" style:justify-single-word="false"/>
      <style:text-properties officeooo:rsid="001c0431" officeooo:paragraph-rsid="00463b08"/>
    </style:style>
    <style:style style:name="P31" style:family="paragraph" style:parent-style-name="Standard">
      <style:paragraph-properties fo:text-align="justify" style:justify-single-word="false"/>
      <style:text-properties officeooo:rsid="001c0431" officeooo:paragraph-rsid="004cbaee"/>
    </style:style>
    <style:style style:name="P32" style:family="paragraph" style:parent-style-name="Standard">
      <style:paragraph-properties fo:text-align="justify" style:justify-single-word="false"/>
      <style:text-properties officeooo:rsid="001efb1f" officeooo:paragraph-rsid="001efb1f"/>
    </style:style>
    <style:style style:name="P33" style:family="paragraph" style:parent-style-name="Standard">
      <style:paragraph-properties fo:text-align="justify" style:justify-single-word="false"/>
      <style:text-properties officeooo:rsid="001efb1f" officeooo:paragraph-rsid="004d1505"/>
    </style:style>
    <style:style style:name="P34" style:family="paragraph" style:parent-style-name="Standard">
      <style:paragraph-properties fo:text-align="justify" style:justify-single-word="false"/>
      <style:text-properties officeooo:rsid="0028c196" officeooo:paragraph-rsid="0028c196" style:font-name-complex="Calibri"/>
    </style:style>
    <style:style style:name="P35" style:family="paragraph" style:parent-style-name="Standard">
      <style:text-properties officeooo:rsid="00164643" officeooo:paragraph-rsid="0028c196" style:font-name-complex="Calibri"/>
    </style:style>
    <style:style style:name="P36" style:family="paragraph" style:parent-style-name="Standard">
      <style:paragraph-properties fo:text-align="justify" style:justify-single-word="false"/>
      <style:text-properties officeooo:rsid="003172c2" officeooo:paragraph-rsid="00463b08" style:font-name-complex="Calibri"/>
    </style:style>
    <style:style style:name="P37" style:family="paragraph" style:parent-style-name="Standard">
      <style:paragraph-properties fo:text-align="center" style:justify-single-word="false"/>
      <style:text-properties fo:font-size="28pt" fo:font-weight="bold" officeooo:rsid="00371404" officeooo:paragraph-rsid="00419076" style:font-size-asian="28pt" style:font-weight-asian="bold" style:font-size-complex="28pt" style:font-weight-complex="bold"/>
    </style:style>
    <style:style style:name="P38" style:family="paragraph" style:parent-style-name="Standard">
      <style:paragraph-properties fo:text-align="center" style:justify-single-word="false"/>
      <style:text-properties fo:font-size="28pt" fo:font-weight="bold" officeooo:rsid="00371404" officeooo:paragraph-rsid="004257d6" style:font-size-asian="28pt" style:font-weight-asian="bold" style:font-size-complex="28pt" style:font-weight-complex="bold"/>
    </style:style>
    <style:style style:name="P39" style:family="paragraph" style:parent-style-name="Standard">
      <style:paragraph-properties fo:text-align="center" style:justify-single-word="false"/>
      <style:text-properties fo:font-size="28pt" fo:font-weight="bold" officeooo:rsid="004257d6" officeooo:paragraph-rsid="004257d6" style:font-size-asian="28pt" style:font-weight-asian="bold" style:font-size-complex="28pt" style:font-weight-complex="bold"/>
    </style:style>
    <style:style style:name="P40" style:family="paragraph" style:parent-style-name="Standard">
      <style:paragraph-properties fo:text-align="center" style:justify-single-word="false"/>
      <style:text-properties fo:font-size="28pt" fo:font-weight="bold" officeooo:rsid="00490535" officeooo:paragraph-rsid="00490535" style:font-size-asian="28pt" style:font-weight-asian="bold" style:font-size-complex="28pt" style:font-weight-complex="bold"/>
    </style:style>
    <style:style style:name="P41" style:family="paragraph" style:parent-style-name="Standard">
      <style:paragraph-properties fo:text-align="center" style:justify-single-word="false"/>
      <style:text-properties fo:font-size="14pt" fo:font-weight="normal" officeooo:rsid="004257d6" officeooo:paragraph-rsid="004257d6"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size="13pt" fo:font-weight="normal" officeooo:rsid="004257d6" officeooo:paragraph-rsid="004257d6" style:font-size-asian="13pt" style:font-weight-asian="normal" style:font-size-complex="13pt" style:font-weight-complex="normal"/>
    </style:style>
    <style:style style:name="P43" style:family="paragraph" style:parent-style-name="Standard">
      <style:paragraph-properties fo:text-align="start" style:justify-single-word="false"/>
      <style:text-properties fo:font-size="13pt" fo:font-weight="normal" officeooo:rsid="004257d6" officeooo:paragraph-rsid="00490535" style:font-size-asian="13pt" style:font-weight-asian="normal" style:font-size-complex="13pt" style:font-weight-complex="normal"/>
    </style:style>
    <style:style style:name="P44" style:family="paragraph" style:parent-style-name="Standard">
      <style:paragraph-properties fo:text-align="start" style:justify-single-word="false"/>
      <style:text-properties fo:font-size="13pt" fo:font-weight="normal" officeooo:rsid="00463b08" officeooo:paragraph-rsid="00463b08" style:font-size-asian="13pt" style:font-weight-asian="normal" style:font-size-complex="13pt" style:font-weight-complex="normal"/>
    </style:style>
    <style:style style:name="P45" style:family="paragraph" style:parent-style-name="Standard">
      <style:paragraph-properties fo:text-align="start" style:justify-single-word="false"/>
      <style:text-properties fo:font-size="13pt" fo:font-weight="normal" officeooo:rsid="00463b08" officeooo:paragraph-rsid="00490535" style:font-size-asian="13pt" style:font-weight-asian="normal" style:font-size-complex="13pt" style:font-weight-complex="normal"/>
    </style:style>
    <style:style style:name="P46" style:family="paragraph" style:parent-style-name="Standard">
      <style:paragraph-properties fo:text-align="justify" style:justify-single-word="false"/>
      <style:text-properties officeooo:rsid="002fc3b1" officeooo:paragraph-rsid="00463b08"/>
    </style:style>
    <style:style style:name="P47" style:family="paragraph" style:parent-style-name="Standard">
      <style:paragraph-properties fo:text-align="justify" style:justify-single-word="false"/>
      <style:text-properties officeooo:rsid="003172c2" officeooo:paragraph-rsid="00463b08"/>
    </style:style>
    <style:style style:name="P48" style:family="paragraph" style:parent-style-name="Standard">
      <style:paragraph-properties fo:text-align="justify" style:justify-single-word="false"/>
      <style:text-properties officeooo:paragraph-rsid="001efb1f"/>
    </style:style>
    <style:style style:name="P49" style:family="paragraph" style:parent-style-name="Standard">
      <style:paragraph-properties fo:text-align="justify" style:justify-single-word="false"/>
      <style:text-properties officeooo:paragraph-rsid="00504d6f"/>
    </style:style>
    <style:style style:name="P50" style:family="paragraph" style:parent-style-name="Standard">
      <style:paragraph-properties fo:text-align="justify" style:justify-single-word="false"/>
      <style:text-properties officeooo:rsid="0020d38d" officeooo:paragraph-rsid="004cbaee"/>
    </style:style>
    <style:style style:name="P51" style:family="paragraph" style:parent-style-name="Standard">
      <style:paragraph-properties fo:text-align="justify" style:justify-single-word="false"/>
      <style:text-properties officeooo:rsid="004e38a1" officeooo:paragraph-rsid="004e38a1"/>
    </style:style>
    <style:style style:name="P52" style:family="paragraph" style:parent-style-name="Title">
      <style:paragraph-properties fo:break-before="page"/>
      <style:text-properties officeooo:rsid="00490535" officeooo:paragraph-rsid="00490535"/>
    </style:style>
    <style:style style:name="P53" style:family="paragraph" style:parent-style-name="Table_20_Contents">
      <style:text-properties fo:font-weight="bold" style:font-weight-asian="bold" style:font-weight-complex="bold"/>
    </style:style>
    <style:style style:name="P54" style:family="paragraph" style:parent-style-name="Table_20_Contents">
      <style:text-properties fo:font-weight="bold" officeooo:rsid="004f2ddf" officeooo:paragraph-rsid="004f2ddf" style:font-weight-asian="bold" style:font-weight-complex="bold"/>
    </style:style>
    <style:style style:name="P55" style:family="paragraph" style:parent-style-name="Table_20_Contents">
      <style:text-properties officeooo:rsid="0055d8da" officeooo:paragraph-rsid="0055d8da"/>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Standard">
      <style:paragraph-properties fo:text-align="justify" style:justify-single-word="false"/>
      <style:text-properties officeooo:rsid="0020d38d" officeooo:paragraph-rsid="00599b54"/>
    </style:style>
    <style:style style:name="P60" style:family="paragraph" style:parent-style-name="Standard">
      <style:paragraph-properties fo:text-align="justify" style:justify-single-word="false"/>
      <style:text-properties officeooo:rsid="00247c43" officeooo:paragraph-rsid="005e443e"/>
    </style:style>
    <style:style style:name="P61" style:family="paragraph" style:parent-style-name="Heading_20_1">
      <style:text-properties officeooo:paragraph-rsid="00463b08"/>
    </style:style>
    <style:style style:name="P62" style:family="paragraph" style:parent-style-name="Heading_20_1">
      <style:paragraph-properties fo:break-before="page"/>
    </style:style>
    <style:style style:name="P63" style:family="paragraph" style:parent-style-name="Heading_20_2">
      <style:text-properties officeooo:rsid="00490535"/>
    </style:style>
    <style:style style:name="P64" style:family="paragraph" style:parent-style-name="Heading_20_2">
      <style:text-properties officeooo:paragraph-rsid="00490535"/>
    </style:style>
    <style:style style:name="P65" style:family="paragraph" style:parent-style-name="Heading_20_3">
      <style:paragraph-properties fo:text-align="justify" style:justify-single-word="false"/>
      <style:text-properties officeooo:rsid="00480f89" officeooo:paragraph-rsid="00480f89"/>
    </style:style>
    <style:style style:name="P66" style:family="paragraph" style:parent-style-name="Heading_20_3">
      <style:paragraph-properties fo:text-align="justify" style:justify-single-word="false"/>
      <style:text-properties officeooo:rsid="00480f89" officeooo:paragraph-rsid="00480f89" style:font-name-complex="Calibri"/>
    </style:style>
    <style:style style:name="P67" style:family="paragraph" style:parent-style-name="Heading_20_3">
      <style:text-properties officeooo:paragraph-rsid="004d1505"/>
    </style:style>
    <style:style style:name="T1" style:family="text">
      <style:text-properties officeooo:rsid="001819d4"/>
    </style:style>
    <style:style style:name="T2" style:family="text">
      <style:text-properties style:font-name-complex="Calibri"/>
    </style:style>
    <style:style style:name="T3" style:family="text">
      <style:text-properties officeooo:rsid="001819d4" style:font-name-complex="Calibri"/>
    </style:style>
    <style:style style:name="T4" style:family="text">
      <style:text-properties officeooo:rsid="00262641" style:font-name-complex="Calibri"/>
    </style:style>
    <style:style style:name="T5" style:family="text">
      <style:text-properties officeooo:rsid="0028c196" style:font-name-complex="Calibri"/>
    </style:style>
    <style:style style:name="T6" style:family="text">
      <style:text-properties officeooo:rsid="00504d6f" style:font-name-complex="Calibri"/>
    </style:style>
    <style:style style:name="T7" style:family="text">
      <style:text-properties officeooo:rsid="001c0431"/>
    </style:style>
    <style:style style:name="T8" style:family="text">
      <style:text-properties fo:font-weight="bold" style:font-weight-asian="bold" style:font-weight-complex="bold"/>
    </style:style>
    <style:style style:name="T9" style:family="text">
      <style:text-properties fo:font-weight="bold" officeooo:rsid="001c0431" style:font-weight-asian="bold" style:font-weight-complex="bold"/>
    </style:style>
    <style:style style:name="T10" style:family="text">
      <style:text-properties fo:font-weight="bold" officeooo:rsid="001caa55" style:font-weight-asian="bold" style:font-weight-complex="bold"/>
    </style:style>
    <style:style style:name="T11" style:family="text">
      <style:text-properties fo:font-weight="bold" officeooo:rsid="001e32d1" style:font-weight-asian="bold" style:font-weight-complex="bold"/>
    </style:style>
    <style:style style:name="T12" style:family="text">
      <style:text-properties fo:font-weight="bold" officeooo:rsid="0023c34f" style:font-weight-asian="bold" style:font-weight-complex="bold"/>
    </style:style>
    <style:style style:name="T13" style:family="text">
      <style:text-properties fo:font-weight="bold" officeooo:rsid="001819d4" style:font-weight-asian="bold" style:font-weight-complex="bold"/>
    </style:style>
    <style:style style:name="T14" style:family="text">
      <style:text-properties fo:font-weight="bold" officeooo:rsid="00247c43" style:font-weight-asian="bold" style:font-weight-complex="bold"/>
    </style:style>
    <style:style style:name="T15" style:family="text">
      <style:text-properties fo:font-weight="bold" officeooo:rsid="002556b2" style:font-weight-asian="bold" style:font-weight-complex="bold"/>
    </style:style>
    <style:style style:name="T16" style:family="text">
      <style:text-properties fo:font-weight="bold" officeooo:rsid="00262641" style:font-weight-asian="bold" style:font-weight-complex="bold"/>
    </style:style>
    <style:style style:name="T17" style:family="text">
      <style:text-properties fo:font-weight="bold" officeooo:rsid="00278dbe" style:font-weight-asian="bold" style:font-weight-complex="bold"/>
    </style:style>
    <style:style style:name="T18" style:family="text">
      <style:text-properties fo:font-weight="bold" officeooo:rsid="0028c196" style:font-weight-asian="bold" style:font-weight-complex="bold"/>
    </style:style>
    <style:style style:name="T19" style:family="text">
      <style:text-properties fo:font-weight="bold" officeooo:rsid="002d98e1" style:font-weight-asian="bold" style:font-weight-complex="bold"/>
    </style:style>
    <style:style style:name="T20" style:family="text">
      <style:text-properties fo:font-weight="bold" officeooo:rsid="002ed507" style:font-weight-asian="bold" style:font-weight-complex="bold"/>
    </style:style>
    <style:style style:name="T21" style:family="text">
      <style:text-properties fo:font-weight="bold" officeooo:rsid="002fc3b1" style:font-weight-asian="bold" style:font-weight-complex="bold"/>
    </style:style>
    <style:style style:name="T22" style:family="text">
      <style:text-properties fo:font-weight="bold" officeooo:rsid="00363b74" style:font-weight-asian="bold" style:font-weight-complex="bold"/>
    </style:style>
    <style:style style:name="T23" style:family="text">
      <style:text-properties fo:font-weight="bold" officeooo:rsid="00480f89" style:font-weight-asian="bold" style:font-weight-complex="bold"/>
    </style:style>
    <style:style style:name="T24" style:family="text">
      <style:text-properties fo:font-weight="bold" officeooo:rsid="004cbaee" style:font-weight-asian="bold" style:font-weight-complex="bold"/>
    </style:style>
    <style:style style:name="T25" style:family="text">
      <style:text-properties fo:font-weight="bold" officeooo:rsid="004d1505" style:font-weight-asian="bold" style:font-weight-complex="bold"/>
    </style:style>
    <style:style style:name="T26" style:family="text">
      <style:text-properties fo:font-weight="bold" officeooo:rsid="004e38a1" style:font-weight-asian="bold" style:font-weight-complex="bold"/>
    </style:style>
    <style:style style:name="T27" style:family="text">
      <style:text-properties fo:font-weight="bold" officeooo:rsid="004f2ddf" style:font-weight-asian="bold" style:font-weight-complex="bold"/>
    </style:style>
    <style:style style:name="T28" style:family="text">
      <style:text-properties fo:font-weight="bold" officeooo:rsid="00504d6f" style:font-weight-asian="bold" style:font-weight-complex="bold"/>
    </style:style>
    <style:style style:name="T29" style:family="text">
      <style:text-properties fo:font-weight="bold" officeooo:rsid="00262641" style:font-weight-asian="bold" style:font-name-complex="Calibri" style:font-weight-complex="bold"/>
    </style:style>
    <style:style style:name="T30" style:family="text">
      <style:text-properties fo:font-weight="normal" style:font-weight-asian="normal" style:font-weight-complex="normal"/>
    </style:style>
    <style:style style:name="T31" style:family="text">
      <style:text-properties fo:font-weight="normal" officeooo:rsid="001c0431" style:font-weight-asian="normal" style:font-weight-complex="normal"/>
    </style:style>
    <style:style style:name="T32" style:family="text">
      <style:text-properties fo:font-weight="normal" officeooo:rsid="001c7005" style:font-weight-asian="normal" style:font-weight-complex="normal"/>
    </style:style>
    <style:style style:name="T33" style:family="text">
      <style:text-properties fo:font-weight="normal" officeooo:rsid="001caa55" style:font-weight-asian="normal" style:font-weight-complex="normal"/>
    </style:style>
    <style:style style:name="T34" style:family="text">
      <style:text-properties fo:font-weight="normal" officeooo:rsid="001e32d1" style:font-weight-asian="normal" style:font-weight-complex="normal"/>
    </style:style>
    <style:style style:name="T35" style:family="text">
      <style:text-properties fo:font-weight="normal" officeooo:rsid="00247c43" style:font-weight-asian="normal" style:font-weight-complex="normal"/>
    </style:style>
    <style:style style:name="T36" style:family="text">
      <style:text-properties fo:font-weight="normal" officeooo:rsid="002556b2" style:font-weight-asian="normal" style:font-weight-complex="normal"/>
    </style:style>
    <style:style style:name="T37" style:family="text">
      <style:text-properties fo:font-weight="normal" officeooo:rsid="00262641" style:font-weight-asian="normal" style:font-weight-complex="normal"/>
    </style:style>
    <style:style style:name="T38" style:family="text">
      <style:text-properties fo:font-weight="normal" officeooo:rsid="0023c34f" style:font-weight-asian="normal" style:font-weight-complex="normal"/>
    </style:style>
    <style:style style:name="T39" style:family="text">
      <style:text-properties fo:font-weight="normal" officeooo:rsid="00268881" style:font-weight-asian="normal" style:font-weight-complex="normal"/>
    </style:style>
    <style:style style:name="T40" style:family="text">
      <style:text-properties fo:font-weight="normal" officeooo:rsid="00278dbe" style:font-weight-asian="normal" style:font-weight-complex="normal"/>
    </style:style>
    <style:style style:name="T41" style:family="text">
      <style:text-properties fo:font-weight="normal" officeooo:rsid="002d31f2" style:font-weight-asian="normal" style:font-weight-complex="normal"/>
    </style:style>
    <style:style style:name="T42" style:family="text">
      <style:text-properties fo:font-weight="normal" officeooo:rsid="002d98e1" style:font-weight-asian="normal" style:font-weight-complex="normal"/>
    </style:style>
    <style:style style:name="T43" style:family="text">
      <style:text-properties fo:font-weight="normal" officeooo:rsid="002ed507" style:font-weight-asian="normal" style:font-weight-complex="normal"/>
    </style:style>
    <style:style style:name="T44" style:family="text">
      <style:text-properties fo:font-weight="normal" officeooo:rsid="002fc3b1" style:font-weight-asian="normal" style:font-weight-complex="normal"/>
    </style:style>
    <style:style style:name="T45" style:family="text">
      <style:text-properties fo:font-weight="normal" officeooo:rsid="0032654a" style:font-weight-asian="normal" style:font-weight-complex="normal"/>
    </style:style>
    <style:style style:name="T46" style:family="text">
      <style:text-properties fo:font-weight="normal" officeooo:rsid="004e38a1" style:font-weight-asian="normal" style:font-weight-complex="normal"/>
    </style:style>
    <style:style style:name="T47" style:family="text">
      <style:text-properties fo:font-weight="normal" officeooo:rsid="0053e357" style:font-weight-asian="normal" style:font-weight-complex="normal"/>
    </style:style>
    <style:style style:name="T48" style:family="text">
      <style:text-properties fo:font-weight="normal" officeooo:rsid="0055d8da" style:font-weight-asian="normal" style:font-weight-complex="normal"/>
    </style:style>
    <style:style style:name="T49" style:family="text">
      <style:text-properties fo:font-weight="normal" officeooo:rsid="00599b54" style:font-weight-asian="normal" style:font-weight-complex="normal"/>
    </style:style>
    <style:style style:name="T50" style:family="text">
      <style:text-properties officeooo:rsid="001c7005"/>
    </style:style>
    <style:style style:name="T51" style:family="text">
      <style:text-properties officeooo:rsid="001caa55"/>
    </style:style>
    <style:style style:name="T52" style:family="text">
      <style:text-properties fo:font-style="italic" fo:font-weight="normal" officeooo:rsid="001caa55" style:font-style-asian="italic" style:font-weight-asian="normal" style:font-style-complex="italic" style:font-weight-complex="normal"/>
    </style:style>
    <style:style style:name="T53" style:family="text">
      <style:text-properties officeooo:rsid="001e32d1"/>
    </style:style>
    <style:style style:name="T54" style:family="text">
      <style:text-properties officeooo:rsid="001efb1f"/>
    </style:style>
    <style:style style:name="T55" style:family="text">
      <style:text-properties officeooo:rsid="0020d38d"/>
    </style:style>
    <style:style style:name="T56" style:family="text">
      <style:text-properties officeooo:rsid="0023c34f"/>
    </style:style>
    <style:style style:name="T57" style:family="text">
      <style:text-properties officeooo:rsid="00247c43"/>
    </style:style>
    <style:style style:name="T58" style:family="text">
      <style:text-properties officeooo:rsid="002556b2"/>
    </style:style>
    <style:style style:name="T59" style:family="text">
      <style:text-properties officeooo:rsid="00262641"/>
    </style:style>
    <style:style style:name="T60" style:family="text">
      <style:text-properties officeooo:rsid="00268881"/>
    </style:style>
    <style:style style:name="T61" style:family="text">
      <style:text-properties officeooo:rsid="00278dbe"/>
    </style:style>
    <style:style style:name="T62" style:family="text">
      <style:text-properties officeooo:rsid="0028c196"/>
    </style:style>
    <style:style style:name="T63" style:family="text">
      <style:text-properties officeooo:rsid="002d31f2"/>
    </style:style>
    <style:style style:name="T64" style:family="text">
      <style:text-properties officeooo:rsid="002d98e1"/>
    </style:style>
    <style:style style:name="T65" style:family="text">
      <style:text-properties officeooo:rsid="002ed507"/>
    </style:style>
    <style:style style:name="T66" style:family="text">
      <style:text-properties officeooo:rsid="002fc3b1"/>
    </style:style>
    <style:style style:name="T67" style:family="text">
      <style:text-properties officeooo:rsid="003172c2"/>
    </style:style>
    <style:style style:name="T68" style:family="text">
      <style:text-properties officeooo:rsid="0033877f"/>
    </style:style>
    <style:style style:name="T69" style:family="text">
      <style:text-properties officeooo:rsid="00361a79"/>
    </style:style>
    <style:style style:name="T70" style:family="text">
      <style:text-properties officeooo:rsid="00363b74"/>
    </style:style>
    <style:style style:name="T71" style:family="text">
      <style:text-properties officeooo:rsid="003a4193"/>
    </style:style>
    <style:style style:name="T72" style:family="text">
      <style:text-properties officeooo:rsid="003cb893"/>
    </style:style>
    <style:style style:name="T73" style:family="text">
      <style:text-properties officeooo:rsid="003d85ee"/>
    </style:style>
    <style:style style:name="T74" style:family="text">
      <style:text-properties officeooo:rsid="003fc18b"/>
    </style:style>
    <style:style style:name="T75" style:family="text">
      <style:text-properties officeooo:rsid="00371404"/>
    </style:style>
    <style:style style:name="T76" style:family="text">
      <style:text-properties fo:font-size="16pt" style:font-size-asian="16pt" style:font-size-complex="16pt"/>
    </style:style>
    <style:style style:name="T77" style:family="text">
      <style:text-properties fo:font-size="16pt" officeooo:rsid="00418849" style:font-size-asian="16pt" style:font-size-complex="16pt"/>
    </style:style>
    <style:style style:name="T78" style:family="text">
      <style:text-properties fo:font-size="16pt" officeooo:rsid="00480f89" style:font-size-asian="16pt" style:font-size-complex="16pt"/>
    </style:style>
    <style:style style:name="T79" style:family="text">
      <style:text-properties officeooo:rsid="00480f89"/>
    </style:style>
    <style:style style:name="T80" style:family="text">
      <style:text-properties officeooo:rsid="004cbaee"/>
    </style:style>
    <style:style style:name="T81" style:family="text">
      <style:text-properties officeooo:rsid="004d1505"/>
    </style:style>
    <style:style style:name="T82" style:family="text">
      <style:text-properties officeooo:rsid="004e38a1"/>
    </style:style>
    <style:style style:name="T83" style:family="text">
      <style:text-properties officeooo:rsid="004f2ddf"/>
    </style:style>
    <style:style style:name="T84" style:family="text">
      <style:text-properties officeooo:rsid="00504d6f"/>
    </style:style>
    <style:style style:name="T85" style:family="text">
      <style:text-properties officeooo:rsid="0053401d"/>
    </style:style>
    <style:style style:name="T86" style:family="text">
      <style:text-properties officeooo:rsid="0055d8da"/>
    </style:style>
    <style:style style:name="T87" style:family="text">
      <style:text-properties style:text-underline-style="none" officeooo:rsid="004f2ddf"/>
    </style:style>
    <style:style style:name="T88" style:family="text">
      <style:text-properties officeooo:rsid="0058204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37"/>
      <text:p text:style-name="P37"/>
      <text:p text:style-name="P37"/>
      <text:p text:style-name="P38"/>
      <text:p text:style-name="P38"/>
      <text:p text:style-name="P38"/>
      <text:p text:style-name="P38"/>
      <text:p text:style-name="P40">GENIAL ENVÍOS S.L.</text:p>
      <text:p text:style-name="P41">DISEÑO Y DESARROLO DE SISTEMAS DE INFORMACIÓN</text:p>
      <text:p text:style-name="P41">PRIMERA PRÁCTICA</text:p>
      <text:p text:style-name="P37"/>
      <text:p text:style-name="P21"/>
      <text:p text:style-name="P21"/>
      <text:p text:style-name="P21"/>
      <text:p text:style-name="P21"/>
      <text:p text:style-name="P21"/>
      <text:p text:style-name="P21"/>
      <text:p text:style-name="P21"/>
      <text:p text:style-name="P21"/>
      <text:p text:style-name="P21"/>
      <text:p text:style-name="P22"/>
      <text:p text:style-name="P22"/>
      <text:p text:style-name="P44">JOSÉ JAVIER ALONSO RAMOS</text:p>
      <text:p text:style-name="P44">ÁNGEL CARMONA GARCÍA</text:p>
      <text:p text:style-name="P45">ANDRÉS FERNÁNDEZ ORTEGA</text:p>
      <text:p text:style-name="P43">PRÁXEDES MARTÍNEZ MORENO</text:p>
      <text:p text:style-name="P42"/>
      <text:p text:style-name="P39"/>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ÍNDICE</text:p>
          </text:index-title>
          <text:p text:style-name="P56"><text:a xlink:type="simple" xlink:href="#__RefHeading___Toc2531_3116318466" text:style-name="Index_20_Link" text:visited-style-name="Index_20_Link">DESCRIPCIÓN Y OBJETIVOS<text:tab/>3</text:a></text:p>
          <text:p text:style-name="P56"><text:a xlink:type="simple" xlink:href="#__RefHeading___Toc2533_3116318466" text:style-name="Index_20_Link" text:visited-style-name="Index_20_Link">ÁREAS FUNCIONALES<text:tab/>4</text:a></text:p>
          <text:p text:style-name="P57"><text:a xlink:type="simple" xlink:href="#__RefHeading___Toc2535_3116318466" text:style-name="Index_20_Link" text:visited-style-name="Index_20_Link">Flota de vehículos:<text:tab/>4</text:a></text:p>
          <text:p text:style-name="P58"><text:a xlink:type="simple" xlink:href="#__RefHeading___Toc2648_3116318466" text:style-name="Index_20_Link" text:visited-style-name="Index_20_Link"><text:s/>Requsitos de datos:<text:tab/>4</text:a></text:p>
          <text:p text:style-name="P58"><text:a xlink:type="simple" xlink:href="#__RefHeading___Toc2650_3116318466" text:style-name="Index_20_Link" text:visited-style-name="Index_20_Link"><text:s/>Requisitos funcionales:<text:tab/>4</text:a></text:p>
          <text:p text:style-name="P58"><text:a xlink:type="simple" xlink:href="#__RefHeading___Toc2652_3116318466" text:style-name="Index_20_Link" text:visited-style-name="Index_20_Link"><text:s/>Restricciones semánticas:<text:tab/>4</text:a></text:p>
          <text:p text:style-name="P57"><text:a xlink:type="simple" xlink:href="#__RefHeading___Toc2656_3116318466" text:style-name="Index_20_Link" text:visited-style-name="Index_20_Link">Empleados:<text:tab/>5</text:a></text:p>
          <text:p text:style-name="P58"><text:a xlink:type="simple" xlink:href="#__RefHeading___Toc2658_3116318466" text:style-name="Index_20_Link" text:visited-style-name="Index_20_Link"><text:s/>Requsitos de datos:<text:tab/>5</text:a></text:p>
          <text:p text:style-name="P58"><text:a xlink:type="simple" xlink:href="#__RefHeading___Toc2660_3116318466" text:style-name="Index_20_Link" text:visited-style-name="Index_20_Link"><text:s/>Requsitos funcionales:<text:tab/>5</text:a></text:p>
          <text:p text:style-name="P58"><text:a xlink:type="simple" xlink:href="#__RefHeading___Toc2662_3116318466" text:style-name="Index_20_Link" text:visited-style-name="Index_20_Link"><text:s/>Restricciones semánticas:<text:tab/>6</text:a></text:p>
          <text:p text:style-name="P57"><text:a xlink:type="simple" xlink:href="#__RefHeading___Toc2189_291393261" text:style-name="Index_20_Link" text:visited-style-name="Index_20_Link">Clientes:<text:tab/>6</text:a></text:p>
          <text:p text:style-name="P58"><text:a xlink:type="simple" xlink:href="#__RefHeading___Toc2666_3116318466" text:style-name="Index_20_Link" text:visited-style-name="Index_20_Link"><text:s/>Requsitos de datos:<text:tab/>6</text:a></text:p>
          <text:p text:style-name="P58"><text:a xlink:type="simple" xlink:href="#__RefHeading___Toc2668_3116318466" text:style-name="Index_20_Link" text:visited-style-name="Index_20_Link"><text:s/>Requsitos funcionales:<text:tab/>6</text:a></text:p>
          <text:p text:style-name="P58"><text:a xlink:type="simple" xlink:href="#__RefHeading___Toc2670_3116318466" text:style-name="Index_20_Link" text:visited-style-name="Index_20_Link"><text:s/>Restricciones semánticas:<text:tab/>7</text:a></text:p>
          <text:p text:style-name="P57"><text:a xlink:type="simple" xlink:href="#__RefHeading___Toc2191_291393261" text:style-name="Index_20_Link" text:visited-style-name="Index_20_Link">Paquetes:<text:tab/>7</text:a></text:p>
          <text:p text:style-name="P58"><text:a xlink:type="simple" xlink:href="#__RefHeading___Toc2672_3116318466" text:style-name="Index_20_Link" text:visited-style-name="Index_20_Link"><text:s/>Requsitos de datos:<text:tab/>7</text:a></text:p>
          <text:p text:style-name="P58"><text:a xlink:type="simple" xlink:href="#__RefHeading___Toc2674_3116318466" text:style-name="Index_20_Link" text:visited-style-name="Index_20_Link"><text:s/>Requsitos funcionales:<text:tab/>7</text:a></text:p>
          <text:p text:style-name="P58"><text:a xlink:type="simple" xlink:href="#__RefHeading___Toc2676_3116318466" text:style-name="Index_20_Link" text:visited-style-name="Index_20_Link"><text:s/>Restricciones semánticas:<text:tab/>7</text:a></text:p>
          <text:p text:style-name="P57"><text:a xlink:type="simple" xlink:href="#__RefHeading___Toc2680_3116318466" text:style-name="Index_20_Link" text:visited-style-name="Index_20_Link">Validación cruzada de requisitos:<text:tab/>8</text:a></text:p>
          <text:p text:style-name="P58"><text:a xlink:type="simple" xlink:href="#__RefHeading___Toc2193_291393261" text:style-name="Index_20_Link" text:visited-style-name="Index_20_Link">Área Funcional de Flota:<text:tab/>8</text:a></text:p>
          <text:p text:style-name="P58"><text:a xlink:type="simple" xlink:href="#__RefHeading___Toc2195_291393261" text:style-name="Index_20_Link" text:visited-style-name="Index_20_Link">Área Funcional de Empleados:<text:tab/>8</text:a></text:p>
          <text:p text:style-name="P58"><text:a xlink:type="simple" xlink:href="#__RefHeading___Toc2197_291393261" text:style-name="Index_20_Link" text:visited-style-name="Index_20_Link">Área Funcional de Clientes:<text:tab/>9</text:a></text:p>
          <text:p text:style-name="P58"><text:a xlink:type="simple" xlink:href="#__RefHeading___Toc2199_291393261" text:style-name="Index_20_Link" text:visited-style-name="Index_20_Link">Área Funcional de Paquetes:<text:tab/>9</text:a></text:p>
        </text:index-body>
      </text:table-of-content>
      <text:p text:style-name="P39"/>
      <text:p text:style-name="P52">GENIAL ENVÍOS S.L.</text:p>
      <text:h text:style-name="P61" text:outline-level="1"><text:bookmark-start text:name="__RefHeading___Toc2531_3116318466"/>DESCRIPCIÓN Y OBJETIVOS<text:bookmark-end text:name="__RefHeading___Toc2531_3116318466"/></text:h>
      <text:p text:style-name="P20"/>
      <text:p text:style-name="P19"><text:tab/><text:span text:style-name="T75">Este sistema nace para ayudar a la satisfacción de los objetivos de </text:span>una empresa de reparto, <text:span text:style-name="T75">llamada GENIAL ENVÍOS S.L.,</text:span> <text:span text:style-name="T75">en la cual podremos diferenciar cuatro áreas funcionales: clientes, paquetes, flota de vehículos y empleados. </text:span></text:p>
      <text:p text:style-name="P19"><text:span text:style-name="T75"><text:tab/>Respecto a las funcionalidades del sistema enfocadas a la primera de las áreas (los clientes), se podrán</text:span> <text:span text:style-name="T68">enviar paquetes</text:span> a distintas localizaciones <text:span text:style-name="T68">a nivel internacional</text:span>, valorar <text:span text:style-name="T68">los mismos (información que podrá usarse como “feedback” para el negocio)</text:span>, <text:span text:style-name="T68">realizar el pago de forma virtual a través del sistema, consultar el estado y localización de los paquetes con el fin de mantener al usuario informado en todo momento, etc.</text:span> <text:span text:style-name="T75">En relación con la segunda área funcional, se llevará un control exhaustivo de los paquetes, que serán asignados a furgonetas para ser transportados hacia sus destinos; se conocerán sus localizaciones en todo momento hasta sus entregas, que habrán de ser confirmadas; e incluso, en su caso, las incidencias que pudieran darse durante el trayecto <text:s/>relacionadas con los paquetes, serán notificadas. Otra área de gran importancia es la de la flota de vehículos, esencial para la satisfacción de los objetivos de la empresa, por tanto, mediante el uso del sistema, se podrá conocer y modificar la disponibilidad de cada una de las furgonetas, asignar rutas (para la realización de las entregas) y conductores a las mismas; se llevará un seguimiento temporal de las entradas y salidas de dichos vehículos de los distintos almacenes. Y por último, cabe añadir que los empleados de la empresa podrán ser gestionados, controlando sus horarios de trabajo, las tareas que realizan diariamente, así como las contrataciones de nuevo personal.</text:span></text:p>
      <text:p text:style-name="P19"/>
      <text:h text:style-name="P62" text:outline-level="1"><text:bookmark-start text:name="__RefHeading___Toc2533_3116318466"/>ÁREAS FUNCIONALES<text:bookmark-end text:name="__RefHeading___Toc2533_3116318466"/></text:h>
      <text:h text:style-name="Heading_20_2" text:outline-level="2"><text:bookmark-start text:name="__RefHeading___Toc2535_3116318466"/><text:span text:style-name="T76">Flota </text:span><text:span text:style-name="T77">de vehículos</text:span><text:span text:style-name="T76">:</text:span><text:tab/><text:bookmark-end text:name="__RefHeading___Toc2535_3116318466"/></text:h>
      <text:h text:style-name="Heading_20_3" text:outline-level="3"><text:bookmark-start text:name="__RefHeading___Toc2648_3116318466"/><text:tab/><text:span text:style-name="T79">Requsitos de datos:</text:span><text:bookmark-end text:name="__RefHeading___Toc2648_3116318466"/></text:h>
      <text:p text:style-name="P4"><text:span text:style-name="T7"><text:tab/></text:span><text:span text:style-name="T9">RD1</text:span><text:span text:style-name="T7">: idFurgoneta(cadena de 8 caracteres no vacía), </text:span></text:p>
      <text:p text:style-name="P28"><text:s text:c="7"/><text:tab/>estado(cadena de 8 caracteres no vacía).</text:p>
      <text:p text:style-name="P4"><text:tab/><text:span text:style-name="T9">RD2</text:span><text:span text:style-name="T7">: idFurgoneta(cadena de 8 caracteres no vacía), </text:span></text:p>
      <text:p text:style-name="P5"><text:span text:style-name="T7"><text:s text:c="7"/><text:tab/>estado(enum{DISPONIBLE, OCUPADA}), matrícula (cadena de 7 caracteres no vacía), <text:tab/>capacidad en m³ (tipo float), idConductor </text:span><text:span text:style-name="T32">(cadena de 8 caracteres), </text:span><text:span text:style-name="T33">idRuta </text:span><text:span text:style-name="T32">(cadena de 8 <text:tab/>caracteres), </text:span><text:span text:style-name="T33">lista de paquetes (contenedor de objetos </text:span><text:span text:style-name="T52">Paquete</text:span><text:span text:style-name="T33">)</text:span><text:span text:style-name="T7">.</text:span></text:p>
      <text:p text:style-name="P5"><text:span text:style-name="T32"><text:tab/></text:span><text:span text:style-name="T9">RD</text:span><text:span text:style-name="T24">3</text:span><text:span text:style-name="T31">: idFurgoneta(cadena de 8 caracteres no vacía), </text:span><text:span text:style-name="T33">idRuta</text:span><text:span text:style-name="T32"> (cadena de 8 caracteres no <text:tab/>vacía).</text:span></text:p>
      <text:p text:style-name="P6"><text:span text:style-name="T32"><text:tab/></text:span><text:span text:style-name="T9">RD</text:span><text:span text:style-name="T24">4</text:span><text:span text:style-name="T31">: idFurgoneta(cadena de 8 caracteres no vacía), </text:span><text:span text:style-name="T41">idAlmacén(cadena de 8 caracteres no <text:tab/>vacía), </text:span><text:span text:style-name="T42">accion</text:span><text:span text:style-name="T49">(=LLEGADA)</text:span><text:span text:style-name="T42"> (enum{</text:span><text:span text:style-name="T43">LLEGADA</text:span><text:span text:style-name="T42">,SALIDA}).</text:span></text:p>
      <text:p text:style-name="P18"><text:span text:style-name="T9"><text:tab/>RD</text:span><text:span text:style-name="T24">5</text:span><text:span text:style-name="T31">: idFurgoneta(cadena de 8 caracteres no vacía), </text:span><text:span text:style-name="T41">idAlmacén(cadena de 8 caracteres no <text:tab/>vacía), hora</text:span><text:span text:style-name="T32"> (</text:span><text:span text:style-name="T41">time</text:span><text:span text:style-name="T32">), </text:span><text:span text:style-name="T42">accion</text:span><text:span text:style-name="T49">(=LLEGADA)</text:span><text:span text:style-name="T42"> (enum{</text:span><text:span text:style-name="T43">LLEGADA</text:span><text:span text:style-name="T42">,SALIDA})</text:span><text:span text:style-name="T32">.</text:span></text:p>
      <text:p text:style-name="P15"><text:span text:style-name="T32"><text:tab/></text:span><text:span text:style-name="T9">RD</text:span><text:span text:style-name="T24">6</text:span><text:span text:style-name="T31">: idFurgoneta(cadena de 8 caracteres no vacía), </text:span><text:span text:style-name="T41">idAlmacén(cadena de 8 caracteres no <text:tab/>vacía), </text:span><text:span text:style-name="T42">accion</text:span><text:span text:style-name="T49">(=SALIDA)</text:span><text:span text:style-name="T42"> (enum{</text:span><text:span text:style-name="T43">LLEGADA</text:span><text:span text:style-name="T42">,SALIDA}).</text:span></text:p>
      <text:p text:style-name="P15"><text:span text:style-name="T9"><text:tab/>RD</text:span><text:span text:style-name="T24">7</text:span><text:span text:style-name="T31">: idFurgoneta(cadena de 8 caracteres no vacía), </text:span><text:span text:style-name="T41">idAlmacén(cadena de 8 caracteres no <text:tab/>vacía), hora</text:span><text:span text:style-name="T32"> (</text:span><text:span text:style-name="T41">time</text:span><text:span text:style-name="T32">), </text:span><text:span text:style-name="T42">accion </text:span><text:span text:style-name="T49">(=SALIDA)</text:span><text:span text:style-name="T42">(enum{</text:span><text:span text:style-name="T43">LLEGADA</text:span><text:span text:style-name="T42">,SALIDA})</text:span><text:span text:style-name="T32">.</text:span></text:p>
      <text:h text:style-name="Heading_20_3" text:outline-level="3"><text:bookmark-start text:name="__RefHeading___Toc2650_3116318466"/><text:span text:style-name="T32"><text:tab/></text:span><text:span text:style-name="T23">Requisitos funcionales:</text:span><text:bookmark-end text:name="__RefHeading___Toc2650_3116318466"/></text:h>
      <text:p text:style-name="P4"><text:tab/><text:span text:style-name="T9">RF1</text:span><text:span text:style-name="T7">: D</text:span>isponibilidad furgoneta.</text:p>
      <text:p text:style-name="P4"><text:tab/><text:span text:style-name="T7">Cambiar el estado de la furgoneta en base a si puede ser utilizada.</text:span></text:p>
      <text:p text:style-name="P4"><text:tab/><text:span text:style-name="T7">El administrador proporciona RD1,</text:span></text:p>
      <text:p text:style-name="P28"><text:tab/>el sistema <text:span text:style-name="T51">actualizará</text:span> RD2.</text:p>
      <text:p text:style-name="P28"/>
      <text:p text:style-name="P7"><text:tab/><text:span text:style-name="T10">RF</text:span><text:span text:style-name="T24">2</text:span><text:span text:style-name="T51">: A</text:span>signar ruta.</text:p>
      <text:p text:style-name="P7"><text:tab/><text:span text:style-name="T51">Asociar una ruta a una furgoneta determinada.</text:span></text:p>
      <text:p text:style-name="P5"><text:tab/><text:span text:style-name="T7">El administrador proporciona RD3,</text:span></text:p>
      <text:p text:style-name="P29"><text:tab/>el sistema <text:span text:style-name="T51">actualiza</text:span> RD<text:span text:style-name="T51">2</text:span>.</text:p>
      <text:p text:style-name="P29"/>
      <text:p text:style-name="P8"><text:tab/><text:span text:style-name="T10">RF</text:span><text:span text:style-name="T24">3</text:span><text:span text:style-name="T51">: Registrar llegada al almacén.</text:span></text:p>
      <text:p text:style-name="P5"><text:tab/><text:span text:style-name="T7">El administrador proporciona RD4,</text:span></text:p>
      <text:p text:style-name="P59"><text:tab/>el sistema solicita la fecha y la hora actuales,</text:p>
      <text:p text:style-name="P29"><text:tab/>el sistema <text:span text:style-name="T63">almacena RD5.</text:span></text:p>
      <text:p text:style-name="P29"/>
      <text:p text:style-name="P15"><text:tab/><text:span text:style-name="T10">RF4</text:span><text:span text:style-name="T51">: Registrar salida del almacén.</text:span></text:p>
      <text:p text:style-name="P15"><text:tab/><text:span text:style-name="T7">El administrador proporciona RD6,</text:span></text:p>
      <text:p text:style-name="P59"><text:tab/>el sistema solicita la fecha y la hora actuales,</text:p>
      <text:p text:style-name="P31"><text:tab/>el sistema <text:span text:style-name="T63">almacena RD7.</text:span></text:p>
      <text:h text:style-name="Heading_20_3" text:outline-level="3"><text:bookmark-start text:name="__RefHeading___Toc2652_3116318466"/><text:tab/><text:span text:style-name="T79">Restricciones semánticas:</text:span><text:bookmark-end text:name="__RefHeading___Toc2652_3116318466"/></text:h>
      <text:p text:style-name="P30"><text:tab/><text:span text:style-name="T19">RS1</text:span><text:span text:style-name="T64">: La hora de llegada a un almacén tiene que ser mayor que la hora de salida del anterior.</text:span></text:p>
      <text:p text:style-name="P30"><text:tab/><text:span text:style-name="T20">RS</text:span><text:span text:style-name="T21">2</text:span><text:span text:style-name="T65">: La ruta debe comenzar en el mismo almacén al que se llegó por última vez.</text:span></text:p>
      <text:p text:style-name="P29"/>
      <text:p text:style-name="P29"><text:tab/><text:tab/></text:p>
      <text:h text:style-name="P64" text:outline-level="2"><text:bookmark-start text:name="__RefHeading___Toc2656_3116318466"/><text:soft-page-break/><text:span text:style-name="T76"><text:tab/>Empleados</text:span>:<text:bookmark-end text:name="__RefHeading___Toc2656_3116318466"/></text:h>
      <text:h text:style-name="Heading_20_3" text:outline-level="3"><text:bookmark-start text:name="__RefHeading___Toc2658_3116318466"/><text:s/><text:tab/>Requsitos de datos:<text:bookmark-end text:name="__RefHeading___Toc2658_3116318466"/></text:h>
      <text:p text:style-name="P17"><text:span text:style-name="T31"><text:tab/></text:span><text:span text:style-name="T11">RD</text:span><text:span text:style-name="T26">8</text:span><text:span text:style-name="T34">: Nombre </text:span><text:span text:style-name="T31">(cadena de 8 caracteres no vacía), </text:span><text:span text:style-name="T34">apellidos </text:span><text:span text:style-name="T31">(cadena de </text:span><text:span text:style-name="T34">30</text:span><text:span text:style-name="T31"> caracteres no <text:tab/>vacía)</text:span><text:span text:style-name="T34">, DNI </text:span><text:span text:style-name="T31">(cadena de </text:span><text:span text:style-name="T34">9</text:span><text:span text:style-name="T31"> caracteres no vacía), </text:span><text:span text:style-name="T34">teléfono </text:span><text:span text:style-name="T31">(cadena de </text:span><text:span text:style-name="T34">9</text:span><text:span text:style-name="T31"> caracteres no <text:tab/>vacía), </text:span><text:span text:style-name="T34">dirección </text:span><text:span text:style-name="T31">(cadena de </text:span><text:span text:style-name="T34">20</text:span><text:span text:style-name="T31"> caracteres no vacía), </text:span><text:span text:style-name="T46">furgoneta_asignada</text:span><text:span text:style-name="T44">(</text:span><text:span text:style-name="T31">cadena de 8 <text:tab/>caracteres</text:span><text:span text:style-name="T44">)</text:span><text:span text:style-name="T31">.</text:span></text:p>
      <text:p text:style-name="P17"><text:span text:style-name="T32"><text:tab/></text:span><text:span text:style-name="T11">RD</text:span><text:span text:style-name="T26">9</text:span><text:span text:style-name="T34">: idEmpleado </text:span><text:span text:style-name="T31">(cadena de 8 caracteres no vacía), </text:span><text:span text:style-name="T34">nombre </text:span><text:span text:style-name="T31">(cadena de 8 caracteres no <text:tab/>vacía), </text:span><text:span text:style-name="T34">apellidos </text:span><text:span text:style-name="T31">(cadena de </text:span><text:span text:style-name="T34">30</text:span><text:span text:style-name="T31"> caracteres no vacía)</text:span><text:span text:style-name="T34">, DNI </text:span><text:span text:style-name="T31">(cadena de </text:span><text:span text:style-name="T34">9</text:span><text:span text:style-name="T31"> caracteres no vacía), <text:tab/></text:span><text:span text:style-name="T34">teléfono </text:span><text:span text:style-name="T31">(cadena de </text:span><text:span text:style-name="T34">9</text:span><text:span text:style-name="T31"> caracteres no vacía), </text:span><text:span text:style-name="T34">dirección </text:span><text:span text:style-name="T31">(cadena de </text:span><text:span text:style-name="T34">20</text:span><text:span text:style-name="T31"> caracteres no vacía), <text:tab/></text:span><text:span text:style-name="T46">furgoneta_asignada</text:span><text:span text:style-name="T44">(</text:span><text:span text:style-name="T31">cadena de 8 <text:tab/>caracteres</text:span><text:span text:style-name="T44">)</text:span><text:span text:style-name="T31">.</text:span></text:p>
      <text:p text:style-name="P16"><text:span text:style-name="T11"><text:tab/>RD</text:span><text:span text:style-name="T25">1</text:span><text:span text:style-name="T26">0</text:span><text:span text:style-name="T31">: </text:span><text:span text:style-name="T34">idEmpleado </text:span><text:span text:style-name="T31">(cadena de 8 caracteres no vacía)</text:span><text:span text:style-name="T32">.</text:span></text:p>
      <text:p text:style-name="P33"><text:span text:style-name="T9"><text:tab/>RD1</text:span><text:span text:style-name="T26">1</text:span><text:span text:style-name="T31">: </text:span><text:span text:style-name="T34">idEmpleado </text:span><text:span text:style-name="T31">(cadena de 8 caracteres no vacía), fecha (tipo Date), hora (tipo Date hh/<text:tab/>mm).</text:span></text:p>
      <text:p text:style-name="P33"><text:span text:style-name="T9"><text:tab/>RD1</text:span><text:span text:style-name="T26">2</text:span><text:span text:style-name="T31">: </text:span><text:span text:style-name="T34">idEmpleado </text:span><text:span text:style-name="T31">(cadena de 8 caracteres no vacía), fecha (tipo Date), hora (tipo Date hh/<text:tab/>mm).</text:span></text:p>
      <text:p text:style-name="P33"><text:span text:style-name="T9"><text:tab/>RD1</text:span><text:span text:style-name="T26">3</text:span><text:span text:style-name="T31">: </text:span><text:span text:style-name="T34">idEmpleado </text:span><text:span text:style-name="T31">(cadena de 8 caracteres no vacía), fecha (tipo Date), hora (tipo Date hh/<text:tab/>mm).</text:span></text:p>
      <text:p text:style-name="P33"><text:span text:style-name="T9"><text:tab/>RD1</text:span><text:span text:style-name="T26">4</text:span><text:span text:style-name="T31">: </text:span><text:span text:style-name="T34">idEmpleado </text:span><text:span text:style-name="T31">(cadena de 8 caracteres no vacía), fecha (tipo Date), hora (tipo Date hh/<text:tab/>mm).</text:span></text:p>
      <text:p text:style-name="P51"><text:span text:style-name="T31"><text:tab/></text:span><text:span text:style-name="T9">R</text:span><text:span text:style-name="T8">D15:</text:span><text:span text:style-name="T30"> idempleado(cadena de 8 caracteres no vacía), </text:span><text:span text:style-name="T31">idFurgoneta(cadena de 8 caracteres no <text:tab/>vacía).</text:span></text:p>
      <text:h text:style-name="Heading_20_3" text:outline-level="3"><text:bookmark-start text:name="__RefHeading___Toc2660_3116318466"/><text:s/><text:tab/>Requsitos funcionales:<text:bookmark-end text:name="__RefHeading___Toc2660_3116318466"/></text:h>
      <text:p text:style-name="P1"/>
      <text:p text:style-name="P7"><text:tab/><text:span text:style-name="T11">RF</text:span><text:span text:style-name="T27">5</text:span><text:span text:style-name="T53">: C</text:span>ontratar <text:span text:style-name="T53">empleado. </text:span></text:p>
      <text:p text:style-name="P1"><text:tab/>Dar de alta un empleado en el sistema.</text:p>
      <text:p text:style-name="P1"><text:tab/>El administrador proporciona RD<text:span text:style-name="T82">8</text:span>,</text:p>
      <text:p text:style-name="P1"><text:tab/>el sistema almacena RD<text:span text:style-name="T82">9</text:span>, </text:p>
      <text:p text:style-name="P32"><text:tab/>el sistema genera RD<text:span text:style-name="T69">10</text:span>.</text:p>
      <text:p text:style-name="P32"/>
      <text:p text:style-name="P15"><text:span text:style-name="T11"><text:tab/>RF</text:span><text:span text:style-name="T27">6</text:span><text:span text:style-name="T53">: R</text:span>egistrar entrada.</text:p>
      <text:p text:style-name="P15"><text:tab/><text:span text:style-name="T54">Se almacena la fecha y hora a la que entra o sale un empleado de trabajar.</text:span></text:p>
      <text:p text:style-name="P3"><text:tab/>El <text:span text:style-name="T54">empleado</text:span> proporciona RD<text:span text:style-name="T54">11</text:span>,</text:p>
      <text:p text:style-name="P3"><text:tab/><text:span text:style-name="T55">el sistema solicita la fecha y la hora actuales,</text:span></text:p>
      <text:p text:style-name="P3"><text:tab/>el sistema almacena RD1<text:span text:style-name="T82">2</text:span>.</text:p>
      <text:p text:style-name="P3"/>
      <text:p text:style-name="P9"><text:tab/><text:span text:style-name="T11">RF7</text:span><text:span text:style-name="T53">: R</text:span>egistrar salida.</text:p>
      <text:p text:style-name="P9"><text:tab/><text:span text:style-name="T54">Se almacena la fecha y hora a la que entra o sale un empleado de trabajar.</text:span></text:p>
      <text:p text:style-name="P2"><text:tab/>El <text:span text:style-name="T54">empleado</text:span> proporciona RD<text:span text:style-name="T54">13</text:span>,</text:p>
      <text:p text:style-name="P2"><text:tab/><text:span text:style-name="T55">el sistema solicita la fecha y la hora actuales,</text:span></text:p>
      <text:p text:style-name="P2"><text:tab/>el sistema almacena RD1<text:span text:style-name="T82">4</text:span>.<text:tab/></text:p>
      <text:p text:style-name="P48"/>
      <text:p text:style-name="P15"><text:span text:style-name="T9"><text:tab/>RF</text:span><text:span text:style-name="T24">8</text:span><text:span text:style-name="T7">: A</text:span>signar conductor.</text:p>
      <text:p text:style-name="P15"><text:tab/><text:span text:style-name="T50">Asociar un transportista a una furgoneta concreta.</text:span></text:p>
      <text:p text:style-name="P15"><text:tab/><text:span text:style-name="T7">El administrador proporciona RD15,</text:span></text:p>
      <text:p text:style-name="P31"><text:tab/>el sistema <text:span text:style-name="T51">actualiza</text:span> RD<text:span text:style-name="T83">9 y RD2 </text:span>.<text:tab/></text:p>
      <text:p text:style-name="P50"/>
      <text:h text:style-name="P65" text:outline-level="3"><text:bookmark-start text:name="__RefHeading___Toc2662_3116318466"/><text:soft-page-break/><text:s/><text:tab/>Restricciones semánticas:<text:bookmark-end text:name="__RefHeading___Toc2662_3116318466"/></text:h>
      <text:p text:style-name="P14"><text:tab/><text:span text:style-name="T21">RS3</text:span><text:span text:style-name="T66">: La hora de salida del empleado tiene que al menos seis horas mayor que la hora de <text:tab/>entrada.</text:span></text:p>
      <text:p text:style-name="P49"><text:span text:style-name="T66"><text:tab/></text:span><text:span text:style-name="T21">RS4</text:span><text:span text:style-name="T66">: No se podrá asignar a un conductor una furgoneta que no esté disponible.</text:span></text:p>
      <text:h text:style-name="Heading_20_2" text:outline-level="2"><text:bookmark-start text:name="__RefHeading___Toc2189_291393261"/><text:span text:style-name="T76">Clientes</text:span>:<text:bookmark-end text:name="__RefHeading___Toc2189_291393261"/></text:h>
      <text:h text:style-name="P65" text:outline-level="3"><text:bookmark-start text:name="__RefHeading___Toc2666_3116318466"/><text:s/><text:tab/>Requsitos de datos:<text:bookmark-end text:name="__RefHeading___Toc2666_3116318466"/></text:h>
      <text:p text:style-name="P24"><text:tab/><text:span text:style-name="T8">RD1</text:span><text:span text:style-name="T28">6</text:span>: idUsuario (<text:span text:style-name="T31">cadena de 8 caracteres no vacía)</text:span><text:span text:style-name="T32">, </text:span><text:span text:style-name="T35">descripciónPaquete</text:span><text:span text:style-name="T30"> (</text:span><text:span text:style-name="T31">cadena de </text:span><text:span text:style-name="T35">hasta <text:tab/>140</text:span><text:span text:style-name="T31"> caracteres no vacía),</text:span><text:span text:style-name="T35"> </text:span><text:span text:style-name="T30">dirección</text:span><text:span text:style-name="T35">Origen</text:span><text:span text:style-name="T30"> (</text:span><text:span text:style-name="T31">cadena de </text:span><text:span text:style-name="T30">20</text:span><text:span text:style-name="T31"> caracteres no vacía),</text:span><text:span text:style-name="T35"> <text:tab/></text:span><text:span text:style-name="T30">dirección</text:span><text:span text:style-name="T35">Destino </text:span><text:span text:style-name="T30">(</text:span><text:span text:style-name="T31">cadena de </text:span><text:span text:style-name="T30">20</text:span><text:span text:style-name="T31"> caracteres no vacía).</text:span></text:p>
      <text:p text:style-name="P24"><text:span text:style-name="T9"><text:tab/>RD1</text:span><text:span text:style-name="T28">7</text:span><text:span text:style-name="T31">: </text:span><text:span text:style-name="T30">idUsuario (</text:span><text:span text:style-name="T31">cadena de 8 caracteres no vacía)</text:span><text:span text:style-name="T32">, </text:span><text:span text:style-name="T35">descripciónPaquete</text:span><text:span text:style-name="T30"> (</text:span><text:span text:style-name="T31">cadena de </text:span><text:span text:style-name="T35">hasta <text:tab/>140</text:span><text:span text:style-name="T31"> caracteres no vacía),</text:span><text:span text:style-name="T35"> </text:span><text:span text:style-name="T30">dirección</text:span><text:span text:style-name="T35">Origen</text:span><text:span text:style-name="T30"> (</text:span><text:span text:style-name="T31">cadena de </text:span><text:span text:style-name="T30">20</text:span><text:span text:style-name="T31"> caracteres no vacía),</text:span><text:span text:style-name="T35"> <text:tab/></text:span><text:span text:style-name="T30">dirección</text:span><text:span text:style-name="T35">Destino </text:span><text:span text:style-name="T30">(</text:span><text:span text:style-name="T31">cadena de </text:span><text:span text:style-name="T30">20</text:span><text:span text:style-name="T31"> caracteres no vacía), </text:span><text:span text:style-name="T48">estado (cadena 20 caracteres no vacía)</text:span><text:span text:style-name="T47">, <text:tab/></text:span><text:span text:style-name="T48">idPedido(cadena de 8 caracteres no vacía).</text:span></text:p>
      <text:p text:style-name="P23"><text:span text:style-name="T31"><text:tab/></text:span><text:span text:style-name="T8">RD1</text:span><text:span text:style-name="T28">8</text:span><text:span text:style-name="T30">: idPedido </text:span><text:span text:style-name="T31">(cadena de 8 caracteres no vacía).</text:span></text:p>
      <text:p text:style-name="P25"><text:span text:style-name="T31"><text:tab/></text:span><text:span text:style-name="T14">RD1</text:span><text:span text:style-name="T28">9</text:span><text:span text:style-name="T35">: </text:span><text:span text:style-name="T36">valoración (float), idUsuario</text:span><text:span text:style-name="T30"> (</text:span><text:span text:style-name="T31">cadena de 8 caracteres no vacía), </text:span><text:span text:style-name="T36">idPedido</text:span><text:span text:style-name="T30"> (</text:span><text:span text:style-name="T31">cadena de <text:tab/>8 caracteres no vacía), </text:span><text:span text:style-name="T36">descripción (</text:span><text:span text:style-name="T31">cadena de </text:span><text:span text:style-name="T36">140</text:span><text:span text:style-name="T31"> caracteres no vacía</text:span><text:span text:style-name="T36">)</text:span><text:span text:style-name="T31">.</text:span></text:p>
      <text:p text:style-name="P25"><text:span text:style-name="T31"><text:tab/></text:span><text:span text:style-name="T15">RD</text:span><text:span text:style-name="T28">20</text:span><text:span text:style-name="T36">:</text:span><text:span text:style-name="T35"> </text:span><text:span text:style-name="T36">valoración (float), idUsuario</text:span><text:span text:style-name="T30"> (</text:span><text:span text:style-name="T31">cadena de 8 caracteres no vacía), </text:span><text:span text:style-name="T36">idPedido</text:span><text:span text:style-name="T30"> (</text:span><text:span text:style-name="T31">cadena de <text:tab/>8 caracteres no vacía), </text:span><text:span text:style-name="T36">descripción (</text:span><text:span text:style-name="T31">cadena de </text:span><text:span text:style-name="T36">140</text:span><text:span text:style-name="T31"> caracteres no vacía</text:span><text:span text:style-name="T36">)</text:span><text:span text:style-name="T31">.</text:span></text:p>
      <text:p text:style-name="P25"><text:span text:style-name="T36"><text:tab/></text:span><text:span text:style-name="T15">RD</text:span><text:span text:style-name="T28">21</text:span><text:span text:style-name="T36">: idUsuario</text:span><text:span text:style-name="T30"> (</text:span><text:span text:style-name="T31">cadena de 8 caracteres no vacía), </text:span><text:span text:style-name="T36">idPedido</text:span><text:span text:style-name="T30"> (</text:span><text:span text:style-name="T31">cadena de <text:tab/>8 caracteres no <text:tab/>vacía).</text:span></text:p>
      <text:p text:style-name="P25"><text:span text:style-name="T36"><text:tab/></text:span><text:span text:style-name="T15">RD</text:span><text:span text:style-name="T22">2</text:span><text:span text:style-name="T28">2</text:span><text:span text:style-name="T36">: estado (cadena de 30 caracteres no vacía).</text:span></text:p>
      <text:p text:style-name="P25"><text:span text:style-name="T36"><text:tab/></text:span><text:span text:style-name="T15">RD2</text:span><text:span text:style-name="T28">3</text:span><text:span text:style-name="T36">: idUsuario</text:span><text:span text:style-name="T30"> (</text:span><text:span text:style-name="T31">cadena de 8 caracteres no vacía), </text:span><text:span text:style-name="T36">idPedido</text:span><text:span text:style-name="T30"> (</text:span><text:span text:style-name="T31">cadena de <text:tab/>8 caracteres no <text:tab/>vacía), </text:span><text:span text:style-name="T36">numeroTarjeta (cadena de 16 caracteres no vacía), </text:span><text:span text:style-name="T37">fechaCaducidad (tipo date).</text:span></text:p>
      <text:p text:style-name="P26"><text:span text:style-name="T8"><text:tab/>RD2</text:span><text:span text:style-name="T28">4</text:span><text:span text:style-name="T30">: idUsuario</text:span><text:span text:style-name="T38"> (</text:span><text:span text:style-name="T31">cadena de 8 caracteres no vacía), </text:span><text:span text:style-name="T30">idPedido</text:span><text:span text:style-name="T38"> (</text:span><text:span text:style-name="T31">cadena de <text:tab/>8 caracteres no <text:tab/>vacía), </text:span><text:span text:style-name="T30">numeroTarjeta (cadena de 16 caracteres no vacía), </text:span><text:span text:style-name="T37">fechaCaducidad (tipo date).</text:span></text:p>
      <text:h text:style-name="Heading_20_3" text:outline-level="3"><text:bookmark-start text:name="__RefHeading___Toc2668_3116318466"/><text:tab/><text:span text:style-name="T79">Requsitos funcionales:</text:span><text:bookmark-end text:name="__RefHeading___Toc2668_3116318466"/></text:h>
      <text:p text:style-name="P10"><text:span text:style-name="T12"><text:tab/>RF9</text:span><text:span text:style-name="T56">: P</text:span>edir envío.</text:p>
      <text:p text:style-name="P7"><text:tab/><text:span text:style-name="T57">Solicitar traslado de paquete a un destino determinado. </text:span></text:p>
      <text:p text:style-name="P7"><text:tab/><text:span text:style-name="T57">El cliente introduce RD16,</text:span></text:p>
      <text:p text:style-name="P7"><text:tab/><text:span text:style-name="T57">el sistema almacena RD17,</text:span></text:p>
      <text:p text:style-name="P7"><text:tab/><text:span text:style-name="T57">el sistema devuelve RD18.</text:span></text:p>
      <text:p text:style-name="P7"/>
      <text:p text:style-name="P7"><text:tab/><text:span text:style-name="T12">RF10</text:span><text:span text:style-name="T56">: V</text:span>alorar pedido.</text:p>
      <text:p text:style-name="P7"><text:tab/><text:span text:style-name="T58">El cliente da su opinión sobre el envío realizado.</text:span></text:p>
      <text:p text:style-name="P60"><text:tab/>El cliente introduce RD1<text:span text:style-name="T84">9</text:span>,</text:p>
      <text:p text:style-name="P60"><text:span text:style-name="T86"><text:tab/>el sistema consulta RD17,</text:span></text:p>
      <text:p text:style-name="P11"><text:tab/><text:span text:style-name="T57">el sistema almacena RD20.</text:span></text:p>
      <text:p text:style-name="P11"/>
      <text:p text:style-name="P11"><text:tab/><text:span text:style-name="T12">RF11</text:span><text:span text:style-name="T56">: C</text:span>onsultar estado envío.</text:p>
      <text:p text:style-name="P11"><text:tab/><text:span text:style-name="T58">El cliente solicita información sobre el paquete. </text:span></text:p>
      <text:p text:style-name="P11"><text:tab/><text:span text:style-name="T58">El cliente introduce RD21, </text:span></text:p>
      <text:p text:style-name="P11"><text:tab/><text:span text:style-name="T86">el sistema consulta RD17,</text:span></text:p>
      <text:p text:style-name="P27"><text:tab/>el sistema <text:span text:style-name="T85">emite R</text:span>D<text:span text:style-name="T70">22</text:span>.</text:p>
      <text:p text:style-name="P11"/>
      <text:p text:style-name="P11"/>
      <text:p text:style-name="P11"/>
      <text:p text:style-name="P11"><text:soft-page-break/><text:span text:style-name="T1"><text:line-break/><text:tab/></text:span><text:span text:style-name="T13">RF12</text:span><text:span text:style-name="T1">: Pago envío.</text:span></text:p>
      <text:p text:style-name="P11"><text:tab/><text:span text:style-name="T59">El cliente realiza el pago del envío anteriormente pedido.</text:span></text:p>
      <text:p text:style-name="P10"><text:tab/><text:span text:style-name="T58">El cliente introduce RD23, </text:span></text:p>
      <text:p text:style-name="P26"><text:tab/>el sistema <text:span text:style-name="T71">almacena </text:span>RD<text:span text:style-name="T59">24</text:span>.</text:p>
      <text:h text:style-name="P65" text:outline-level="3"><text:bookmark-start text:name="__RefHeading___Toc2670_3116318466"/><text:s/><text:tab/>Restricciones semánticas:<text:bookmark-end text:name="__RefHeading___Toc2670_3116318466"/></text:h>
      <text:p text:style-name="P46"><text:span text:style-name="T8"><text:tab/>RS5</text:span>: <text:span text:style-name="T67">La valoración será un número real entre 0 y 5 inclusive.</text:span></text:p>
      <text:p text:style-name="P49"><text:span text:style-name="T66"><text:tab/></text:span><text:span text:style-name="T21">RS6</text:span><text:span text:style-name="T66">: La fecha de caducidad de la tarjeta tendrá que ser menor que la fecha actual del <text:tab/>sistema.</text:span></text:p>
      <text:h text:style-name="Heading_20_2" text:outline-level="2"><text:bookmark-start text:name="__RefHeading___Toc2191_291393261"/><text:span text:style-name="T76">P</text:span><text:span text:style-name="T77">aquete</text:span><text:span text:style-name="T78">s</text:span>:<text:bookmark-end text:name="__RefHeading___Toc2191_291393261"/></text:h>
      <text:h text:style-name="Heading_20_3" text:outline-level="3"><text:bookmark-start text:name="__RefHeading___Toc2672_3116318466"/><text:s/><text:tab/>Requsitos de datos:<text:bookmark-end text:name="__RefHeading___Toc2672_3116318466"/></text:h>
      <text:p text:style-name="P10"><text:tab/><text:span text:style-name="T16">RD2</text:span><text:span text:style-name="T28">5</text:span><text:span text:style-name="T59">: idPaquete </text:span><text:span text:style-name="T38">(</text:span><text:span text:style-name="T31">cadena de 8 caracteres no vacía), </text:span><text:span text:style-name="T39">idFurgoneta (cadena de 8 caracteres no <text:tab/>vacía).</text:span><text:span text:style-name="T31"> </text:span></text:p>
      <text:p text:style-name="P10"><text:span text:style-name="T31"><text:tab/></text:span><text:span text:style-name="T17">RD2</text:span><text:span text:style-name="T28">6</text:span><text:span text:style-name="T40">: idPaquete (cadena de 8 caracteres no vacía), idFurgoneta (cadena de 8 caracteres), <text:tab/>localización (cadena de 30 cracteres no vacía), estado (cadena de 8 caracteres no vacía), <text:tab/></text:span><text:span text:style-name="T48">idPedido(cadena de 8 caracteres no vacía)</text:span><text:span text:style-name="T40">.</text:span></text:p>
      <text:p text:style-name="P7"><text:tab/><text:span text:style-name="T17">RD2</text:span><text:span text:style-name="T28">7</text:span><text:span text:style-name="T17">:</text:span><text:span text:style-name="T61"> IdPaquete(cadena de 8 caracteres no vacía), idIncidencia (cadena de 8 caracteres no <text:tab/>vacía), comentarios (cadena 140 cracteres).</text:span></text:p>
      <text:p text:style-name="P12"><text:tab/><text:span text:style-name="T17">RD2</text:span><text:span text:style-name="T28">8</text:span><text:span text:style-name="T17">:</text:span><text:span text:style-name="T61"> idPaquete(cadena de 8 caracteres no vacía), idIncidencia (cadena de 8 caracteres no <text:tab/>vacía), comentarios (cadena 140 cracteres).</text:span></text:p>
      <text:p text:style-name="P12"><text:tab/><text:span text:style-name="T17">RD2</text:span><text:span text:style-name="T28">9</text:span><text:span text:style-name="T17">: </text:span><text:span text:style-name="T61">idPaquete (cadena de 8 caracteres no vacía), localizacion(cadena de 30 caracteres no <text:tab/>vacía). </text:span></text:p>
      <text:p text:style-name="P12"><text:tab/><text:span text:style-name="T18">RD</text:span><text:span text:style-name="T28">30</text:span><text:span text:style-name="T18">:</text:span><text:span text:style-name="T62"> idPaquete (cadena).</text:span></text:p>
      <text:h text:style-name="P65" text:outline-level="3"><text:bookmark-start text:name="__RefHeading___Toc2674_3116318466"/><text:s/><text:tab/>Requsitos funcionales:<text:bookmark-end text:name="__RefHeading___Toc2674_3116318466"/></text:h>
      <text:p text:style-name="P7"><text:tab/><text:span text:style-name="T16">RF13</text:span><text:span text:style-name="T59">: asignarAFurgoneta.</text:span></text:p>
      <text:p text:style-name="P7"><text:tab/><text:span text:style-name="T60">Se asigna un paquete a una furgoneta para su reparto.</text:span></text:p>
      <text:p text:style-name="P7"><text:tab/><text:span text:style-name="T61">El administrador proporciona RD25,</text:span></text:p>
      <text:p text:style-name="P7"><text:tab/><text:span text:style-name="T61">se actualiza RD26 <text:tab/>y RD2.</text:span></text:p>
      <text:p text:style-name="P7"><text:tab/></text:p>
      <text:p text:style-name="P10"><text:tab/><text:span text:style-name="T16">RF14</text:span><text:span text:style-name="T59">: notificarIncidencia.</text:span></text:p>
      <text:p text:style-name="P10"><text:tab/><text:span text:style-name="T61">Se informa al sistema de una incidencia durante el transporte.</text:span></text:p>
      <text:p text:style-name="P10"><text:tab/><text:span text:style-name="T61">El trabajador introduce RD27,</text:span></text:p>
      <text:p text:style-name="P10"><text:tab/><text:span text:style-name="T61">el sistema almacena RD28.</text:span></text:p>
      <text:p text:style-name="P10"><text:tab/></text:p>
      <text:p text:style-name="P10"><text:tab/><text:span text:style-name="T16">RF15</text:span><text:span text:style-name="T59">: actualizar (geolocalización) posición.</text:span></text:p>
      <text:p text:style-name="P10"><text:tab/><text:span text:style-name="T61">Se actualiza la posición del paquete cuando se llega a un almacén.</text:span></text:p>
      <text:p text:style-name="P10"><text:tab/><text:span text:style-name="T61">El trabajador introduce RD29,</text:span></text:p>
      <text:p text:style-name="P10"><text:tab/><text:span text:style-name="T61">el sistema actualiza RD26.</text:span></text:p>
      <text:p text:style-name="P10"/>
      <text:p text:style-name="P13"><text:span text:style-name="T3"><text:tab/></text:span><text:span text:style-name="T29">RF16</text:span><text:span text:style-name="T4">: </text:span><text:span text:style-name="T3">confirmar </text:span><text:span text:style-name="T5">entrega de</text:span><text:span text:style-name="T3"> paquete.</text:span></text:p>
      <text:p text:style-name="P13"><text:span text:style-name="T3"><text:tab/></text:span><text:span text:style-name="T5">El trabajador informa de la entrega del paquete al usuario receptor.</text:span></text:p>
      <text:p text:style-name="P34"><text:tab/>El trabajador introduce RD<text:span text:style-name="T84">30</text:span>,</text:p>
      <text:p text:style-name="P13"><text:span text:style-name="T5"><text:tab/>el sistema actualiza RD2</text:span><text:span text:style-name="T6">6</text:span><text:span text:style-name="T5">.</text:span><text:span text:style-name="T2"><text:tab/></text:span></text:p>
      <text:h text:style-name="P66" text:outline-level="3"><text:bookmark-start text:name="__RefHeading___Toc2676_3116318466"/><text:soft-page-break/><text:s/><text:tab/>Restricciones semánticas:<text:bookmark-end text:name="__RefHeading___Toc2676_3116318466"/></text:h>
      <text:p text:style-name="P47"><text:tab/><text:span text:style-name="T8">RS7</text:span>: Al actualizar la localización del paquete, esta deberá pertenecer a la ruta asignada a la <text:tab/>furgoneta encargada de transportarlo. </text:p>
      <text:p text:style-name="P36"><text:tab/><text:span text:style-name="T8">RS8: </text:span><text:span text:style-name="T45">La localización del paquete se tendrá que actualizar tras la llegada de la furgoneta <text:tab/>que <text:tab/>lo transporta a un nuevo almacén.</text:span></text:p>
      <text:p text:style-name="P35"/>
      <text:p text:style-name="P35"/>
      <text:p text:style-name="P35"/>
      <text:p text:style-name="P35"/>
      <text:p text:style-name="P35"/>
      <text:p text:style-name="P35"/>
      <text:p text:style-name="P35"/>
      <text:h text:style-name="P63" text:outline-level="2"><text:bookmark-start text:name="__RefHeading___Toc2680_3116318466"/>Validación cruzada de requisitos:<text:bookmark-end text:name="__RefHeading___Toc2680_3116318466"/></text:h>
      <text:h text:style-name="Heading_20_3" text:outline-level="3"><text:bookmark-start text:name="__RefHeading___Toc2193_291393261"/>Área Funcional de <text:span text:style-name="T81">Flota</text:span>:<text:bookmark-end text:name="__RefHeading___Toc2193_291393261"/></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53">RD</text:p>
          </table:table-cell>
          <table:table-cell table:style-name="Tabla1.A1" office:value-type="string">
            <text:p text:style-name="P53">Entrada</text:p>
          </table:table-cell>
          <table:table-cell table:style-name="Tabla1.A1" office:value-type="string">
            <text:p text:style-name="P53">Manejo</text:p>
          </table:table-cell>
          <table:table-cell table:style-name="Tabla1.A1" office:value-type="string">
            <text:p text:style-name="P53">Salida</text:p>
          </table:table-cell>
        </table:table-row>
        <table:table-row table:style-name="Tabla1.1">
          <table:table-cell table:style-name="Tabla1.A1" office:value-type="string">
            <text:p text:style-name="Table_20_Contents">RD1</text:p>
          </table:table-cell>
          <table:table-cell table:style-name="Tabla1.A1" office:value-type="string">
            <text:p text:style-name="Table_20_Contents">RF1</text:p>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
          <table:table-cell table:style-name="Tabla1.A1" office:value-type="string">
            <text:p text:style-name="Table_20_Contents">RD2</text:p>
          </table:table-cell>
          <table:table-cell table:style-name="Tabla1.A1" office:value-type="string">
            <text:p text:style-name="Table_20_Contents"/>
          </table:table-cell>
          <table:table-cell table:style-name="Tabla1.A1" office:value-type="string">
            <text:p text:style-name="Table_20_Contents">RF1,RF2,<text:span text:style-name="T88">RF8,RF13</text:span></text:p>
          </table:table-cell>
          <table:table-cell table:style-name="Tabla1.A1" office:value-type="string">
            <text:p text:style-name="Table_20_Contents"/>
          </table:table-cell>
        </table:table-row>
        <table:table-row table:style-name="Tabla1.1">
          <table:table-cell table:style-name="Tabla1.A1" office:value-type="string">
            <text:p text:style-name="Table_20_Contents">RD3</text:p>
          </table:table-cell>
          <table:table-cell table:style-name="Tabla1.A1" office:value-type="string">
            <text:p text:style-name="Table_20_Contents">RF2</text:p>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
          <table:table-cell table:style-name="Tabla1.A1" office:value-type="string">
            <text:p text:style-name="Table_20_Contents">RD4</text:p>
          </table:table-cell>
          <table:table-cell table:style-name="Tabla1.A1" office:value-type="string">
            <text:p text:style-name="Table_20_Contents">RF3</text:p>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
          <table:table-cell table:style-name="Tabla1.A1" office:value-type="string">
            <text:p text:style-name="Table_20_Contents">RD5</text:p>
          </table:table-cell>
          <table:table-cell table:style-name="Tabla1.A1" office:value-type="string">
            <text:p text:style-name="Table_20_Contents"/>
          </table:table-cell>
          <table:table-cell table:style-name="Tabla1.A1" office:value-type="string">
            <text:p text:style-name="Table_20_Contents">RF<text:span text:style-name="T80">3</text:span></text:p>
          </table:table-cell>
          <table:table-cell table:style-name="Tabla1.A1" office:value-type="string">
            <text:p text:style-name="Table_20_Contents"/>
          </table:table-cell>
        </table:table-row>
        <table:table-row table:style-name="Tabla1.1">
          <table:table-cell table:style-name="Tabla1.A1" office:value-type="string">
            <text:p text:style-name="Table_20_Contents">RD6</text:p>
          </table:table-cell>
          <table:table-cell table:style-name="Tabla1.A1" office:value-type="string">
            <text:p text:style-name="Table_20_Contents">RF4</text:p>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
          <table:table-cell table:style-name="Tabla1.A8" office:value-type="string">
            <text:p text:style-name="Table_20_Contents">RD7</text:p>
          </table:table-cell>
          <table:table-cell table:style-name="Tabla1.A8" office:value-type="string">
            <text:p text:style-name="Table_20_Contents"/>
          </table:table-cell>
          <table:table-cell table:style-name="Tabla1.A8" office:value-type="string">
            <text:p text:style-name="Table_20_Contents">RF4</text:p>
          </table:table-cell>
          <table:table-cell table:style-name="Tabla1.A8" office:value-type="string">
            <text:p text:style-name="Table_20_Contents"/>
          </table:table-cell>
        </table:table-row>
      </table:table>
      <text:p text:style-name="Table_20_Contents"><text:tab/></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53">RF</text:p>
          </table:table-cell>
          <table:table-cell table:style-name="Tabla2.A1" office:value-type="string">
            <text:p text:style-name="P53">Entrada</text:p>
          </table:table-cell>
          <table:table-cell table:style-name="Tabla2.A1" office:value-type="string">
            <text:p text:style-name="P53">Manejo</text:p>
          </table:table-cell>
          <table:table-cell table:style-name="Tabla2.A1" office:value-type="string">
            <text:p text:style-name="P53">Salida</text:p>
          </table:table-cell>
        </table:table-row>
        <table:table-row table:style-name="Tabla2.1">
          <table:table-cell table:style-name="Tabla2.A1" office:value-type="string">
            <text:p text:style-name="Table_20_Contents">RF1</text:p>
          </table:table-cell>
          <table:table-cell table:style-name="Tabla2.A1" office:value-type="string">
            <text:p text:style-name="Table_20_Contents">RD1</text:p>
          </table:table-cell>
          <table:table-cell table:style-name="Tabla2.A1" office:value-type="string">
            <text:p text:style-name="Table_20_Contents">RD2</text:p>
          </table:table-cell>
          <table:table-cell table:style-name="Tabla2.A1" office:value-type="string">
            <text:p text:style-name="Table_20_Contents"/>
          </table:table-cell>
        </table:table-row>
        <table:table-row table:style-name="Tabla2.1">
          <table:table-cell table:style-name="Tabla2.A1" office:value-type="string">
            <text:p text:style-name="Table_20_Contents">RF2</text:p>
          </table:table-cell>
          <table:table-cell table:style-name="Tabla2.A1" office:value-type="string">
            <text:p text:style-name="Table_20_Contents">RD3</text:p>
          </table:table-cell>
          <table:table-cell table:style-name="Tabla2.A1" office:value-type="string">
            <text:p text:style-name="Table_20_Contents">RD2</text:p>
          </table:table-cell>
          <table:table-cell table:style-name="Tabla2.A1" office:value-type="string">
            <text:p text:style-name="Table_20_Contents"/>
          </table:table-cell>
        </table:table-row>
        <table:table-row table:style-name="Tabla2.1">
          <table:table-cell table:style-name="Tabla2.A1" office:value-type="string">
            <text:p text:style-name="Table_20_Contents">RF3</text:p>
          </table:table-cell>
          <table:table-cell table:style-name="Tabla2.A1" office:value-type="string">
            <text:p text:style-name="Table_20_Contents">RD4</text:p>
          </table:table-cell>
          <table:table-cell table:style-name="Tabla2.A1" office:value-type="string">
            <text:p text:style-name="Table_20_Contents">RD<text:span text:style-name="T80">5</text:span></text:p>
          </table:table-cell>
          <table:table-cell table:style-name="Tabla2.A1" office:value-type="string">
            <text:p text:style-name="Table_20_Contents"/>
          </table:table-cell>
        </table:table-row>
        <table:table-row table:style-name="Tabla2.1">
          <table:table-cell table:style-name="Tabla2.A1" office:value-type="string">
            <text:p text:style-name="Table_20_Contents">RF4</text:p>
          </table:table-cell>
          <table:table-cell table:style-name="Tabla2.A1" office:value-type="string">
            <text:p text:style-name="Table_20_Contents">RD<text:span text:style-name="T80">6</text:span></text:p>
          </table:table-cell>
          <table:table-cell table:style-name="Tabla2.A1" office:value-type="string">
            <text:p text:style-name="Table_20_Contents">RD<text:span text:style-name="T80">7</text:span></text:p>
          </table:table-cell>
          <table:table-cell table:style-name="Tabla2.A1" office:value-type="string">
            <text:p text:style-name="Table_20_Contents"/>
          </table:table-cell>
        </table:table-row>
      </table:table>
      <text:p text:style-name="Table_20_Contents"/>
      <table:table table:name="Tabla3" table:style-name="Tabla3">
        <table:table-column table:style-name="Tabla3.A" table:number-columns-repeated="2"/>
        <table:table-column table:style-name="Tabla3.C"/>
        <table:table-row table:style-name="Tabla3.1">
          <table:table-cell table:style-name="Tabla3.A1" office:value-type="string">
            <text:p text:style-name="P53">RS</text:p>
          </table:table-cell>
          <table:table-cell table:style-name="Tabla3.A1" office:value-type="string">
            <text:p text:style-name="P53">RF</text:p>
          </table:table-cell>
          <table:table-cell table:style-name="Tabla3.A1" office:value-type="string">
            <text:p text:style-name="P53">RDs</text:p>
          </table:table-cell>
        </table:table-row>
        <table:table-row table:style-name="Tabla3.1">
          <table:table-cell table:style-name="Tabla3.A1" office:value-type="string">
            <text:p text:style-name="Table_20_Contents">RS1</text:p>
          </table:table-cell>
          <table:table-cell table:style-name="Tabla3.A1" office:value-type="string">
            <text:p text:style-name="Table_20_Contents">RF<text:span text:style-name="T80">3</text:span></text:p>
          </table:table-cell>
          <table:table-cell table:style-name="Tabla3.A1" office:value-type="string">
            <text:p text:style-name="Table_20_Contents">RD5, RD6</text:p>
          </table:table-cell>
        </table:table-row>
        <table:table-row table:style-name="Tabla3.1">
          <table:table-cell table:style-name="Tabla3.A1" office:value-type="string">
            <text:p text:style-name="Table_20_Contents">RS2</text:p>
          </table:table-cell>
          <table:table-cell table:style-name="Tabla3.A1" office:value-type="string">
            <text:p text:style-name="Table_20_Contents">R<text:span text:style-name="T81">F2</text:span></text:p>
          </table:table-cell>
          <table:table-cell table:style-name="Tabla3.A1" office:value-type="string">
            <text:p text:style-name="Table_20_Contents">RD<text:span text:style-name="T81">3,RD5</text:span></text:p>
          </table:table-cell>
        </table:table-row>
      </table:table>
      <text:p text:style-name="Table_20_Contents"/>
      <text:h text:style-name="P67" text:outline-level="3"><text:bookmark-start text:name="__RefHeading___Toc2195_291393261"/>Área Funcional de <text:span text:style-name="T81">Empleados</text:span>:<text:bookmark-end text:name="__RefHeading___Toc2195_291393261"/></text:h>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53">RD</text:p>
          </table:table-cell>
          <table:table-cell table:style-name="Tabla4.A1" office:value-type="string">
            <text:p text:style-name="P53">Entrada</text:p>
          </table:table-cell>
          <table:table-cell table:style-name="Tabla4.A1" office:value-type="string">
            <text:p text:style-name="P53">Manejo</text:p>
          </table:table-cell>
          <table:table-cell table:style-name="Tabla4.A1" office:value-type="string">
            <text:p text:style-name="P53">Salida</text:p>
          </table:table-cell>
        </table:table-row>
        <table:table-row table:style-name="Tabla4.1">
          <table:table-cell table:style-name="Tabla4.A1" office:value-type="string">
            <text:p text:style-name="Table_20_Contents">RD<text:span text:style-name="T82">8</text:span></text:p>
          </table:table-cell>
          <table:table-cell table:style-name="Tabla4.A1" office:value-type="string">
            <text:p text:style-name="Table_20_Contents">RF5</text:p>
          </table:table-cell>
          <table:table-cell table:style-name="Tabla4.A1" office:value-type="string">
            <text:p text:style-name="Table_20_Contents"/>
          </table:table-cell>
          <table:table-cell table:style-name="Tabla4.A1" office:value-type="string">
            <text:p text:style-name="Table_20_Contents"/>
          </table:table-cell>
        </table:table-row>
        <table:table-row table:style-name="Tabla4.1">
          <table:table-cell table:style-name="Tabla4.A1" office:value-type="string">
            <text:p text:style-name="Table_20_Contents">RD<text:span text:style-name="T82">9</text:span></text:p>
          </table:table-cell>
          <table:table-cell table:style-name="Tabla4.A1" office:value-type="string">
            <text:p text:style-name="Table_20_Contents"/>
          </table:table-cell>
          <table:table-cell table:style-name="Tabla4.A1" office:value-type="string">
            <text:p text:style-name="Table_20_Contents">RF5, RF8</text:p>
          </table:table-cell>
          <table:table-cell table:style-name="Tabla4.A1" office:value-type="string">
            <text:p text:style-name="Table_20_Contents"/>
          </table:table-cell>
        </table:table-row>
        <table:table-row table:style-name="Tabla4.1">
          <table:table-cell table:style-name="Tabla4.A1" office:value-type="string">
            <text:p text:style-name="Table_20_Contents">RD<text:span text:style-name="T82">10</text:span></text:p>
          </table:table-cell>
          <table:table-cell table:style-name="Tabla4.A1" office:value-type="string">
            <text:p text:style-name="Table_20_Contents"/>
          </table:table-cell>
          <table:table-cell table:style-name="Tabla4.A1" office:value-type="string">
            <text:p text:style-name="Table_20_Contents"/>
          </table:table-cell>
          <table:table-cell table:style-name="Tabla4.A1" office:value-type="string">
            <text:p text:style-name="Table_20_Contents">RF5</text:p>
          </table:table-cell>
        </table:table-row>
        <table:table-row table:style-name="Tabla4.1">
          <table:table-cell table:style-name="Tabla4.A1" office:value-type="string">
            <text:p text:style-name="Table_20_Contents">RD1<text:span text:style-name="T82">1</text:span></text:p>
          </table:table-cell>
          <table:table-cell table:style-name="Tabla4.A1" office:value-type="string">
            <text:p text:style-name="Table_20_Contents">RF6</text:p>
          </table:table-cell>
          <table:table-cell table:style-name="Tabla4.A1" office:value-type="string">
            <text:p text:style-name="Table_20_Contents"/>
          </table:table-cell>
          <table:table-cell table:style-name="Tabla4.A1" office:value-type="string">
            <text:p text:style-name="Table_20_Contents"/>
          </table:table-cell>
        </table:table-row>
        <table:table-row table:style-name="Tabla4.1">
          <table:table-cell table:style-name="Tabla4.A1" office:value-type="string">
            <text:p text:style-name="Table_20_Contents">RD1<text:span text:style-name="T82">2</text:span></text:p>
          </table:table-cell>
          <table:table-cell table:style-name="Tabla4.A1" office:value-type="string">
            <text:p text:style-name="Table_20_Contents"/>
          </table:table-cell>
          <table:table-cell table:style-name="Tabla4.A1" office:value-type="string">
            <text:p text:style-name="Table_20_Contents">RF6</text:p>
          </table:table-cell>
          <table:table-cell table:style-name="Tabla4.A1" office:value-type="string">
            <text:p text:style-name="Table_20_Contents"/>
          </table:table-cell>
        </table:table-row>
        <table:table-row table:style-name="Tabla4.1">
          <table:table-cell table:style-name="Tabla4.A1" office:value-type="string">
            <text:p text:style-name="Table_20_Contents">RD1<text:span text:style-name="T82">3</text:span></text:p>
          </table:table-cell>
          <table:table-cell table:style-name="Tabla4.A1" office:value-type="string">
            <text:p text:style-name="Table_20_Contents">RF7</text:p>
          </table:table-cell>
          <table:table-cell table:style-name="Tabla4.A1" office:value-type="string">
            <text:p text:style-name="Table_20_Contents"/>
          </table:table-cell>
          <table:table-cell table:style-name="Tabla4.A1" office:value-type="string">
            <text:p text:style-name="Table_20_Contents"/>
          </table:table-cell>
        </table:table-row>
        <table:table-row table:style-name="Tabla4.1">
          <table:table-cell table:style-name="Tabla4.A1" office:value-type="string">
            <text:p text:style-name="Table_20_Contents">RD1<text:span text:style-name="T82">4</text:span></text:p>
          </table:table-cell>
          <table:table-cell table:style-name="Tabla4.A1" office:value-type="string">
            <text:p text:style-name="Table_20_Contents"/>
          </table:table-cell>
          <table:table-cell table:style-name="Tabla4.A1" office:value-type="string">
            <text:p text:style-name="Table_20_Contents">RF7</text:p>
          </table:table-cell>
          <table:table-cell table:style-name="Tabla4.A1" office:value-type="string">
            <text:p text:style-name="Table_20_Contents"/>
          </table:table-cell>
        </table:table-row>
        <table:table-row table:style-name="Tabla4.1">
          <table:table-cell table:style-name="Tabla4.A9" office:value-type="string">
            <text:p text:style-name="Table_20_Contents">RD15</text:p>
          </table:table-cell>
          <table:table-cell table:style-name="Tabla4.A9" office:value-type="string">
            <text:p text:style-name="Table_20_Contents">RF8</text:p>
          </table:table-cell>
          <table:table-cell table:style-name="Tabla4.A9" office:value-type="string">
            <text:p text:style-name="Table_20_Contents"/>
          </table:table-cell>
          <table:table-cell table:style-name="Tabla4.A9" office:value-type="string">
            <text:p text:style-name="Table_20_Contents"/>
          </table:table-cell>
        </table:table-row>
      </table:table>
      <text:p text:style-name="Table_20_Contents"/>
      <text:p text:style-name="Table_20_Contents"/>
      <table:table table:name="Tabla5" table:style-name="Tabla5">
        <table:table-column table:style-name="Tabla5.A"/>
        <table:table-column table:style-name="Tabla5.B"/>
        <table:table-column table:style-name="Tabla5.C"/>
        <table:table-column table:style-name="Tabla5.D"/>
        <text:soft-page-break/>
        <table:table-row table:style-name="Tabla5.1">
          <table:table-cell table:style-name="Tabla5.A1" office:value-type="string">
            <text:p text:style-name="P53">RF</text:p>
          </table:table-cell>
          <table:table-cell table:style-name="Tabla5.A1" office:value-type="string">
            <text:p text:style-name="P53">Entrada</text:p>
          </table:table-cell>
          <table:table-cell table:style-name="Tabla5.A1" office:value-type="string">
            <text:p text:style-name="P53">Manejo</text:p>
          </table:table-cell>
          <table:table-cell table:style-name="Tabla5.A1" office:value-type="string">
            <text:p text:style-name="P53">Salida</text:p>
          </table:table-cell>
        </table:table-row>
        <table:table-row table:style-name="Tabla5.1">
          <table:table-cell table:style-name="Tabla5.A1" office:value-type="string">
            <text:p text:style-name="Table_20_Contents">RF5</text:p>
          </table:table-cell>
          <table:table-cell table:style-name="Tabla5.A1" office:value-type="string">
            <text:p text:style-name="Table_20_Contents">RD<text:span text:style-name="T83">8</text:span></text:p>
          </table:table-cell>
          <table:table-cell table:style-name="Tabla5.A1" office:value-type="string">
            <text:p text:style-name="Table_20_Contents">RD<text:span text:style-name="T83">9</text:span></text:p>
          </table:table-cell>
          <table:table-cell table:style-name="Tabla5.A1" office:value-type="string">
            <text:p text:style-name="Table_20_Contents">RD10</text:p>
          </table:table-cell>
        </table:table-row>
        <table:table-row table:style-name="Tabla5.1">
          <table:table-cell table:style-name="Tabla5.A1" office:value-type="string">
            <text:p text:style-name="Table_20_Contents">RF6</text:p>
          </table:table-cell>
          <table:table-cell table:style-name="Tabla5.A1" office:value-type="string">
            <text:p text:style-name="Table_20_Contents">RD<text:span text:style-name="T83">11</text:span></text:p>
          </table:table-cell>
          <table:table-cell table:style-name="Tabla5.A1" office:value-type="string">
            <text:p text:style-name="Table_20_Contents">RD<text:span text:style-name="T83">12</text:span></text:p>
          </table:table-cell>
          <table:table-cell table:style-name="Tabla5.A1" office:value-type="string">
            <text:p text:style-name="Table_20_Contents"/>
          </table:table-cell>
        </table:table-row>
        <table:table-row table:style-name="Tabla5.1">
          <table:table-cell table:style-name="Tabla5.A1" office:value-type="string">
            <text:p text:style-name="Table_20_Contents">RF7</text:p>
          </table:table-cell>
          <table:table-cell table:style-name="Tabla5.A1" office:value-type="string">
            <text:p text:style-name="Table_20_Contents">RD1<text:span text:style-name="T83">3</text:span></text:p>
          </table:table-cell>
          <table:table-cell table:style-name="Tabla5.A1" office:value-type="string">
            <text:p text:style-name="Table_20_Contents">RD1<text:span text:style-name="T83">4</text:span></text:p>
          </table:table-cell>
          <table:table-cell table:style-name="Tabla5.A1" office:value-type="string">
            <text:p text:style-name="Table_20_Contents"/>
          </table:table-cell>
        </table:table-row>
        <table:table-row table:style-name="Tabla5.1">
          <table:table-cell table:style-name="Tabla5.A1" office:value-type="string">
            <text:p text:style-name="Table_20_Contents">RF8</text:p>
          </table:table-cell>
          <table:table-cell table:style-name="Tabla5.A1" office:value-type="string">
            <text:p text:style-name="Table_20_Contents">RD1<text:span text:style-name="T83">5</text:span></text:p>
          </table:table-cell>
          <table:table-cell table:style-name="Tabla5.A1" office:value-type="string">
            <text:p text:style-name="Table_20_Contents">RD<text:span text:style-name="T83">9</text:span>, <text:span text:style-name="T87">RD2</text:span></text:p>
          </table:table-cell>
          <table:table-cell table:style-name="Tabla5.A1" office:value-type="string">
            <text:p text:style-name="Table_20_Contents"/>
          </table:table-cell>
        </table:table-row>
      </table:table>
      <text:p text:style-name="Table_20_Contents"/>
      <table:table table:name="Tabla6" table:style-name="Tabla6">
        <table:table-column table:style-name="Tabla6.A" table:number-columns-repeated="2"/>
        <table:table-column table:style-name="Tabla6.C"/>
        <table:table-row table:style-name="Tabla6.1">
          <table:table-cell table:style-name="Tabla6.A1" office:value-type="string">
            <text:p text:style-name="P53">RS</text:p>
          </table:table-cell>
          <table:table-cell table:style-name="Tabla6.A1" office:value-type="string">
            <text:p text:style-name="P53">RF</text:p>
          </table:table-cell>
          <table:table-cell table:style-name="Tabla6.A1" office:value-type="string">
            <text:p text:style-name="P53">RDs</text:p>
          </table:table-cell>
        </table:table-row>
        <table:table-row table:style-name="Tabla6.1">
          <table:table-cell table:style-name="Tabla6.A1" office:value-type="string">
            <text:p text:style-name="Table_20_Contents">RS3</text:p>
          </table:table-cell>
          <table:table-cell table:style-name="Tabla6.A1" office:value-type="string">
            <text:p text:style-name="Table_20_Contents">RF7</text:p>
          </table:table-cell>
          <table:table-cell table:style-name="Tabla6.A1" office:value-type="string">
            <text:p text:style-name="Table_20_Contents">RD1<text:span text:style-name="T82">2</text:span>, RD1<text:span text:style-name="T82">3</text:span></text:p>
          </table:table-cell>
        </table:table-row>
        <table:table-row table:style-name="Tabla6.1">
          <table:table-cell table:style-name="Tabla6.A1" office:value-type="string">
            <text:p text:style-name="Table_20_Contents">RS4</text:p>
          </table:table-cell>
          <table:table-cell table:style-name="Tabla6.A1" office:value-type="string">
            <text:p text:style-name="Table_20_Contents">RF8</text:p>
          </table:table-cell>
          <table:table-cell table:style-name="Tabla6.A1" office:value-type="string">
            <text:p text:style-name="Table_20_Contents">RD<text:span text:style-name="T83">2</text:span>, RD<text:span text:style-name="T83">15</text:span></text:p>
          </table:table-cell>
        </table:table-row>
      </table:table>
      <text:p text:style-name="Table_20_Contents"/>
      <text:h text:style-name="P67" text:outline-level="3"><text:bookmark-start text:name="__RefHeading___Toc2197_291393261"/>Área Funcional de <text:span text:style-name="T81">Clientes</text:span>:<text:bookmark-end text:name="__RefHeading___Toc2197_291393261"/></text:h>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53">RD</text:p>
          </table:table-cell>
          <table:table-cell table:style-name="Tabla7.A1" office:value-type="string">
            <text:p text:style-name="P53">Entrada</text:p>
          </table:table-cell>
          <table:table-cell table:style-name="Tabla7.A1" office:value-type="string">
            <text:p text:style-name="P53">Manejo</text:p>
          </table:table-cell>
          <table:table-cell table:style-name="Tabla7.A1" office:value-type="string">
            <text:p text:style-name="P53">Salida</text:p>
          </table:table-cell>
        </table:table-row>
        <table:table-row table:style-name="Tabla7.1">
          <table:table-cell table:style-name="Tabla7.A1" office:value-type="string">
            <text:p text:style-name="Table_20_Contents">RD<text:span text:style-name="T71">16</text:span></text:p>
          </table:table-cell>
          <table:table-cell table:style-name="Tabla7.A1" office:value-type="string">
            <text:p text:style-name="Table_20_Contents">RF<text:span text:style-name="T71">9</text:span></text:p>
          </table:table-cell>
          <table:table-cell table:style-name="Tabla7.A1" office:value-type="string">
            <text:p text:style-name="Table_20_Contents"/>
          </table:table-cell>
          <table:table-cell table:style-name="Tabla7.A1" office:value-type="string">
            <text:p text:style-name="Table_20_Contents"/>
          </table:table-cell>
        </table:table-row>
        <table:table-row table:style-name="Tabla7.1">
          <table:table-cell table:style-name="Tabla7.A1" office:value-type="string">
            <text:p text:style-name="Table_20_Contents">RD<text:span text:style-name="T71">17</text:span></text:p>
          </table:table-cell>
          <table:table-cell table:style-name="Tabla7.A1" office:value-type="string">
            <text:p text:style-name="Table_20_Contents"/>
          </table:table-cell>
          <table:table-cell table:style-name="Tabla7.A1" office:value-type="string">
            <text:p text:style-name="Table_20_Contents">RF9, <text:span text:style-name="T88">RF11</text:span></text:p>
          </table:table-cell>
          <table:table-cell table:style-name="Tabla7.A1" office:value-type="string">
            <text:p text:style-name="Table_20_Contents"/>
          </table:table-cell>
        </table:table-row>
        <table:table-row table:style-name="Tabla7.1">
          <table:table-cell table:style-name="Tabla7.A1" office:value-type="string">
            <text:p text:style-name="Table_20_Contents">RD<text:span text:style-name="T71">18</text:span></text:p>
          </table:table-cell>
          <table:table-cell table:style-name="Tabla7.A1" office:value-type="string">
            <text:p text:style-name="Table_20_Contents"/>
          </table:table-cell>
          <table:table-cell table:style-name="Tabla7.A1" office:value-type="string">
            <text:p text:style-name="Table_20_Contents"/>
          </table:table-cell>
          <table:table-cell table:style-name="Tabla7.A1" office:value-type="string">
            <text:p text:style-name="Table_20_Contents">RF9</text:p>
          </table:table-cell>
        </table:table-row>
        <table:table-row table:style-name="Tabla7.1">
          <table:table-cell table:style-name="Tabla7.A1" office:value-type="string">
            <text:p text:style-name="Table_20_Contents">RD1<text:span text:style-name="T84">9</text:span></text:p>
          </table:table-cell>
          <table:table-cell table:style-name="Tabla7.A1" office:value-type="string">
            <text:p text:style-name="Table_20_Contents">RF10</text:p>
          </table:table-cell>
          <table:table-cell table:style-name="Tabla7.A1" office:value-type="string">
            <text:p text:style-name="Table_20_Contents"/>
          </table:table-cell>
          <table:table-cell table:style-name="Tabla7.A1" office:value-type="string">
            <text:p text:style-name="Table_20_Contents"/>
          </table:table-cell>
        </table:table-row>
        <table:table-row table:style-name="Tabla7.1">
          <table:table-cell table:style-name="Tabla7.A1" office:value-type="string">
            <text:p text:style-name="Table_20_Contents">RD<text:span text:style-name="T84">20</text:span></text:p>
          </table:table-cell>
          <table:table-cell table:style-name="Tabla7.A1" office:value-type="string">
            <text:p text:style-name="Table_20_Contents"/>
          </table:table-cell>
          <table:table-cell table:style-name="Tabla7.A1" office:value-type="string">
            <text:p text:style-name="Table_20_Contents">RF10</text:p>
          </table:table-cell>
          <table:table-cell table:style-name="Tabla7.A1" office:value-type="string">
            <text:p text:style-name="Table_20_Contents"/>
          </table:table-cell>
        </table:table-row>
        <table:table-row table:style-name="Tabla7.1">
          <table:table-cell table:style-name="Tabla7.A1" office:value-type="string">
            <text:p text:style-name="Table_20_Contents">RD<text:span text:style-name="T84">21</text:span></text:p>
          </table:table-cell>
          <table:table-cell table:style-name="Tabla7.A1" office:value-type="string">
            <text:p text:style-name="Table_20_Contents">RF11</text:p>
          </table:table-cell>
          <table:table-cell table:style-name="Tabla7.A1" office:value-type="string">
            <text:p text:style-name="Table_20_Contents"/>
          </table:table-cell>
          <table:table-cell table:style-name="Tabla7.A1" office:value-type="string">
            <text:p text:style-name="Table_20_Contents"/>
          </table:table-cell>
        </table:table-row>
        <table:table-row table:style-name="Tabla7.1">
          <table:table-cell table:style-name="Tabla7.A1" office:value-type="string">
            <text:p text:style-name="Table_20_Contents">RD<text:span text:style-name="T71">22</text:span></text:p>
          </table:table-cell>
          <table:table-cell table:style-name="Tabla7.A1" office:value-type="string">
            <text:p text:style-name="Table_20_Contents"/>
          </table:table-cell>
          <table:table-cell table:style-name="Tabla7.A1" office:value-type="string">
            <text:p text:style-name="Table_20_Contents"/>
          </table:table-cell>
          <table:table-cell table:style-name="Tabla7.A1" office:value-type="string">
            <text:p text:style-name="Table_20_Contents">RF11</text:p>
          </table:table-cell>
        </table:table-row>
        <table:table-row table:style-name="Tabla7.1">
          <table:table-cell table:style-name="Tabla7.A9" office:value-type="string">
            <text:p text:style-name="Table_20_Contents">RD2<text:span text:style-name="T84">3</text:span></text:p>
          </table:table-cell>
          <table:table-cell table:style-name="Tabla7.A9" office:value-type="string">
            <text:p text:style-name="Table_20_Contents">R<text:span text:style-name="T71">F12</text:span></text:p>
          </table:table-cell>
          <table:table-cell table:style-name="Tabla7.A9" office:value-type="string">
            <text:p text:style-name="Table_20_Contents"/>
          </table:table-cell>
          <table:table-cell table:style-name="Tabla7.A9" office:value-type="string">
            <text:p text:style-name="Table_20_Contents"/>
          </table:table-cell>
        </table:table-row>
        <table:table-row table:style-name="Tabla7.1">
          <table:table-cell table:style-name="Tabla7.A9" office:value-type="string">
            <text:p text:style-name="Table_20_Contents">RD2<text:span text:style-name="T84">4</text:span></text:p>
          </table:table-cell>
          <table:table-cell table:style-name="Tabla7.A9" office:value-type="string">
            <text:p text:style-name="Table_20_Contents"/>
          </table:table-cell>
          <table:table-cell table:style-name="Tabla7.A9" office:value-type="string">
            <text:p text:style-name="Table_20_Contents"/>
          </table:table-cell>
          <table:table-cell table:style-name="Tabla7.A9" office:value-type="string">
            <text:p text:style-name="Table_20_Contents">RF12</text:p>
          </table:table-cell>
        </table:table-row>
      </table:table>
      <text:p text:style-name="Table_20_Contents"/>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53">RF</text:p>
          </table:table-cell>
          <table:table-cell table:style-name="Tabla8.A1" office:value-type="string">
            <text:p text:style-name="P53">Entrada</text:p>
          </table:table-cell>
          <table:table-cell table:style-name="Tabla8.A1" office:value-type="string">
            <text:p text:style-name="P53">Manejo</text:p>
          </table:table-cell>
          <table:table-cell table:style-name="Tabla8.A1" office:value-type="string">
            <text:p text:style-name="P53">Salida</text:p>
          </table:table-cell>
        </table:table-row>
        <table:table-row table:style-name="Tabla8.1">
          <table:table-cell table:style-name="Tabla8.A1" office:value-type="string">
            <text:p text:style-name="Table_20_Contents">RF<text:span text:style-name="T72">9</text:span></text:p>
          </table:table-cell>
          <table:table-cell table:style-name="Tabla8.A1" office:value-type="string">
            <text:p text:style-name="Table_20_Contents">RD<text:span text:style-name="T73">16</text:span></text:p>
          </table:table-cell>
          <table:table-cell table:style-name="Tabla8.A1" office:value-type="string">
            <text:p text:style-name="Table_20_Contents">RD<text:span text:style-name="T73">17</text:span></text:p>
          </table:table-cell>
          <table:table-cell table:style-name="Tabla8.A1" office:value-type="string">
            <text:p text:style-name="Table_20_Contents">RD1<text:span text:style-name="T84">8</text:span></text:p>
          </table:table-cell>
        </table:table-row>
        <table:table-row table:style-name="Tabla8.1">
          <table:table-cell table:style-name="Tabla8.A1" office:value-type="string">
            <text:p text:style-name="Table_20_Contents">RF<text:span text:style-name="T72">10</text:span></text:p>
          </table:table-cell>
          <table:table-cell table:style-name="Tabla8.A1" office:value-type="string">
            <text:p text:style-name="Table_20_Contents">RD<text:span text:style-name="T73">19</text:span></text:p>
          </table:table-cell>
          <table:table-cell table:style-name="Tabla8.A1" office:value-type="string">
            <text:p text:style-name="Table_20_Contents">RD<text:span text:style-name="T84">20</text:span></text:p>
          </table:table-cell>
          <table:table-cell table:style-name="Tabla8.A1" office:value-type="string">
            <text:p text:style-name="Table_20_Contents"/>
          </table:table-cell>
        </table:table-row>
        <table:table-row table:style-name="Tabla8.1">
          <table:table-cell table:style-name="Tabla8.A1" office:value-type="string">
            <text:p text:style-name="Table_20_Contents">RF<text:span text:style-name="T72">11</text:span></text:p>
          </table:table-cell>
          <table:table-cell table:style-name="Tabla8.A1" office:value-type="string">
            <text:p text:style-name="Table_20_Contents">RD<text:span text:style-name="T84">21</text:span></text:p>
          </table:table-cell>
          <table:table-cell table:style-name="Tabla8.A1" office:value-type="string">
            <text:p text:style-name="Table_20_Contents">RD<text:span text:style-name="T86">17</text:span></text:p>
          </table:table-cell>
          <table:table-cell table:style-name="Tabla8.A1" office:value-type="string">
            <text:p text:style-name="P55">RD22</text:p>
          </table:table-cell>
        </table:table-row>
        <table:table-row table:style-name="Tabla8.1">
          <table:table-cell table:style-name="Tabla8.A1" office:value-type="string">
            <text:p text:style-name="Table_20_Contents">RF<text:span text:style-name="T72">12</text:span></text:p>
          </table:table-cell>
          <table:table-cell table:style-name="Tabla8.A1" office:value-type="string">
            <text:p text:style-name="Table_20_Contents">RD<text:span text:style-name="T73">23</text:span></text:p>
          </table:table-cell>
          <table:table-cell table:style-name="Tabla8.A1" office:value-type="string">
            <text:p text:style-name="Table_20_Contents">RD<text:span text:style-name="T73">24</text:span></text:p>
          </table:table-cell>
          <table:table-cell table:style-name="Tabla8.A1" office:value-type="string">
            <text:p text:style-name="Table_20_Contents"/>
          </table:table-cell>
        </table:table-row>
      </table:table>
      <text:p text:style-name="Table_20_Contents"/>
      <table:table table:name="Tabla9" table:style-name="Tabla9">
        <table:table-column table:style-name="Tabla9.A" table:number-columns-repeated="2"/>
        <table:table-column table:style-name="Tabla9.C"/>
        <table:table-row table:style-name="Tabla9.1">
          <table:table-cell table:style-name="Tabla9.A1" office:value-type="string">
            <text:p text:style-name="P53">RS</text:p>
          </table:table-cell>
          <table:table-cell table:style-name="Tabla9.A1" office:value-type="string">
            <text:p text:style-name="P53">RF</text:p>
          </table:table-cell>
          <table:table-cell table:style-name="Tabla9.A1" office:value-type="string">
            <text:p text:style-name="P53">RDs</text:p>
          </table:table-cell>
        </table:table-row>
        <table:table-row table:style-name="Tabla9.1">
          <table:table-cell table:style-name="Tabla9.A1" office:value-type="string">
            <text:p text:style-name="Table_20_Contents">RS<text:span text:style-name="T73">5</text:span></text:p>
          </table:table-cell>
          <table:table-cell table:style-name="Tabla9.A1" office:value-type="string">
            <text:p text:style-name="Table_20_Contents">RF<text:span text:style-name="T74">10</text:span></text:p>
          </table:table-cell>
          <table:table-cell table:style-name="Tabla9.A1" office:value-type="string">
            <text:p text:style-name="Table_20_Contents">RD1<text:span text:style-name="T84">9, </text:span>RD<text:span text:style-name="T84">20</text:span></text:p>
          </table:table-cell>
        </table:table-row>
        <table:table-row table:style-name="Tabla9.1">
          <table:table-cell table:style-name="Tabla9.A1" office:value-type="string">
            <text:p text:style-name="Table_20_Contents">RS<text:span text:style-name="T73">6</text:span></text:p>
          </table:table-cell>
          <table:table-cell table:style-name="Tabla9.A1" office:value-type="string">
            <text:p text:style-name="Table_20_Contents">RF<text:span text:style-name="T74">12</text:span></text:p>
          </table:table-cell>
          <table:table-cell table:style-name="Tabla9.A1" office:value-type="string">
            <text:p text:style-name="Table_20_Contents">RD<text:span text:style-name="T74">23</text:span>, RD<text:span text:style-name="T74">24</text:span></text:p>
          </table:table-cell>
        </table:table-row>
      </table:table>
      <text:p text:style-name="Table_20_Contents"/>
      <text:h text:style-name="Heading_20_3" text:outline-level="3"><text:bookmark-start text:name="__RefHeading___Toc2199_291393261"/>Área Funcional de Paquetes:<text:bookmark-end text:name="__RefHeading___Toc2199_291393261"/></text:h>
      <text:p text:style-name="Table_20_Contents"/>
      <table:table table:name="Table10" table:style-name="Table10">
        <table:table-column table:style-name="Table10.A"/>
        <table:table-column table:style-name="Table10.B"/>
        <table:table-column table:style-name="Table10.A"/>
        <table:table-column table:style-name="Table10.D"/>
        <table:table-row>
          <table:table-cell table:style-name="Table10.A1" office:value-type="string">
            <text:p text:style-name="P53">RD</text:p>
          </table:table-cell>
          <table:table-cell table:style-name="Table10.A1" office:value-type="string">
            <text:p text:style-name="P53">E<text:span text:style-name="T83">ntrada</text:span></text:p>
          </table:table-cell>
          <table:table-cell table:style-name="Table10.A1" office:value-type="string">
            <text:p text:style-name="P53">M<text:span text:style-name="T83">anejo</text:span></text:p>
          </table:table-cell>
          <table:table-cell table:style-name="Table10.D1" office:value-type="string">
            <text:p text:style-name="P54"><text:span text:style-name="T84">S</text:span>alida</text:p>
          </table:table-cell>
        </table:table-row>
        <table:table-row>
          <table:table-cell table:style-name="Table10.A2" office:value-type="string">
            <text:p text:style-name="Table_20_Contents">RD2<text:span text:style-name="T84">5</text:span></text:p>
          </table:table-cell>
          <table:table-cell table:style-name="Table10.A2" office:value-type="string">
            <text:p text:style-name="Table_20_Contents">RF13</text:p>
          </table:table-cell>
          <table:table-cell table:style-name="Table10.A2" office:value-type="string">
            <text:p text:style-name="Table_20_Contents"/>
          </table:table-cell>
          <table:table-cell table:style-name="Table10.D2" office:value-type="string">
            <text:p text:style-name="Table_20_Contents"/>
          </table:table-cell>
        </table:table-row>
        <table:table-row>
          <table:table-cell table:style-name="Table10.A2" office:value-type="string">
            <text:p text:style-name="Table_20_Contents">RD2<text:span text:style-name="T84">6</text:span></text:p>
          </table:table-cell>
          <table:table-cell table:style-name="Table10.A2" office:value-type="string">
            <text:p text:style-name="Table_20_Contents"/>
          </table:table-cell>
          <table:table-cell table:style-name="Table10.A2" office:value-type="string">
            <text:p text:style-name="Table_20_Contents">RF13, RF15, RF16</text:p>
          </table:table-cell>
          <table:table-cell table:style-name="Table10.D2" office:value-type="string">
            <text:p text:style-name="Table_20_Contents"/>
          </table:table-cell>
        </table:table-row>
        <table:table-row>
          <table:table-cell table:style-name="Table10.A2" office:value-type="string">
            <text:p text:style-name="Table_20_Contents">RD2<text:span text:style-name="T84">7</text:span></text:p>
          </table:table-cell>
          <table:table-cell table:style-name="Table10.A2" office:value-type="string">
            <text:p text:style-name="Table_20_Contents">RF14</text:p>
          </table:table-cell>
          <table:table-cell table:style-name="Table10.A2" office:value-type="string">
            <text:p text:style-name="Table_20_Contents"/>
          </table:table-cell>
          <table:table-cell table:style-name="Table10.D2" office:value-type="string">
            <text:p text:style-name="Table_20_Contents"/>
          </table:table-cell>
        </table:table-row>
        <table:table-row>
          <table:table-cell table:style-name="Table10.A2" office:value-type="string">
            <text:p text:style-name="Table_20_Contents">RD2<text:span text:style-name="T84">8</text:span></text:p>
          </table:table-cell>
          <table:table-cell table:style-name="Table10.A2" office:value-type="string">
            <text:p text:style-name="Table_20_Contents"/>
          </table:table-cell>
          <table:table-cell table:style-name="Table10.A2" office:value-type="string">
            <text:p text:style-name="Table_20_Contents">RF14</text:p>
          </table:table-cell>
          <table:table-cell table:style-name="Table10.D2" office:value-type="string">
            <text:p text:style-name="Table_20_Contents"/>
          </table:table-cell>
        </table:table-row>
        <table:table-row>
          <table:table-cell table:style-name="Table10.A2" office:value-type="string">
            <text:p text:style-name="Table_20_Contents">RD2<text:span text:style-name="T84">9</text:span></text:p>
          </table:table-cell>
          <table:table-cell table:style-name="Table10.A2" office:value-type="string">
            <text:p text:style-name="Table_20_Contents">RF15</text:p>
          </table:table-cell>
          <table:table-cell table:style-name="Table10.A2" office:value-type="string">
            <text:p text:style-name="Table_20_Contents"/>
          </table:table-cell>
          <table:table-cell table:style-name="Table10.D2" office:value-type="string">
            <text:p text:style-name="Table_20_Contents"/>
          </table:table-cell>
        </table:table-row>
        <table:table-row>
          <table:table-cell table:style-name="Table10.A2" office:value-type="string">
            <text:p text:style-name="Table_20_Contents">RD<text:span text:style-name="T84">30</text:span></text:p>
          </table:table-cell>
          <table:table-cell table:style-name="Table10.A2" office:value-type="string">
            <text:p text:style-name="Table_20_Contents">RF16</text:p>
          </table:table-cell>
          <table:table-cell table:style-name="Table10.A2" office:value-type="string">
            <text:p text:style-name="Table_20_Contents"/>
          </table:table-cell>
          <table:table-cell table:style-name="Table10.D2" office:value-type="string">
            <text:p text:style-name="Table_20_Contents"/>
          </table:table-cell>
        </table:table-row>
      </table:table>
      <text:p text:style-name="Table_20_Contents"/>
      <table:table table:name="Table11" table:style-name="Table11">
        <table:table-column table:style-name="Table11.A" table:number-columns-repeated="2"/>
        <table:table-column table:style-name="Table11.C"/>
        <table:table-column table:style-name="Table11.D"/>
        <table:table-row>
          <table:table-cell table:style-name="Table11.A1" office:value-type="string">
            <text:p text:style-name="P53">RF</text:p>
          </table:table-cell>
          <table:table-cell table:style-name="Table11.A1" office:value-type="string">
            <text:p text:style-name="P53">E<text:span text:style-name="T83">ntrada</text:span></text:p>
          </table:table-cell>
          <table:table-cell table:style-name="Table11.A1" office:value-type="string">
            <text:p text:style-name="P53">M<text:span text:style-name="T83">anejo</text:span></text:p>
          </table:table-cell>
          <table:table-cell table:style-name="Table11.D1" office:value-type="string">
            <text:p text:style-name="P53">S<text:span text:style-name="T83">alida</text:span></text:p>
          </table:table-cell>
        </table:table-row>
        <text:soft-page-break/>
        <table:table-row>
          <table:table-cell table:style-name="Table11.A2" office:value-type="string">
            <text:p text:style-name="Table_20_Contents">RF13</text:p>
          </table:table-cell>
          <table:table-cell table:style-name="Table11.A2" office:value-type="string">
            <text:p text:style-name="Table_20_Contents">RD2<text:span text:style-name="T84">5</text:span></text:p>
          </table:table-cell>
          <table:table-cell table:style-name="Table11.A2" office:value-type="string">
            <text:p text:style-name="Table_20_Contents">RD2<text:span text:style-name="T84">6, RD2</text:span></text:p>
          </table:table-cell>
          <table:table-cell table:style-name="Table11.D2" office:value-type="string">
            <text:p text:style-name="Table_20_Contents"/>
          </table:table-cell>
        </table:table-row>
        <table:table-row>
          <table:table-cell table:style-name="Table11.A2" office:value-type="string">
            <text:p text:style-name="Table_20_Contents">RF14</text:p>
          </table:table-cell>
          <table:table-cell table:style-name="Table11.A2" office:value-type="string">
            <text:p text:style-name="Table_20_Contents">RD2<text:span text:style-name="T84">7</text:span></text:p>
          </table:table-cell>
          <table:table-cell table:style-name="Table11.A2" office:value-type="string">
            <text:p text:style-name="Table_20_Contents">RD2<text:span text:style-name="T84">8</text:span></text:p>
          </table:table-cell>
          <table:table-cell table:style-name="Table11.D2" office:value-type="string">
            <text:p text:style-name="Table_20_Contents"/>
          </table:table-cell>
        </table:table-row>
        <table:table-row>
          <table:table-cell table:style-name="Table11.A2" office:value-type="string">
            <text:p text:style-name="Table_20_Contents">RF15</text:p>
          </table:table-cell>
          <table:table-cell table:style-name="Table11.A2" office:value-type="string">
            <text:p text:style-name="Table_20_Contents">RD2<text:span text:style-name="T84">9</text:span></text:p>
          </table:table-cell>
          <table:table-cell table:style-name="Table11.A2" office:value-type="string">
            <text:p text:style-name="Table_20_Contents">RD2<text:span text:style-name="T84">6</text:span></text:p>
          </table:table-cell>
          <table:table-cell table:style-name="Table11.D2" office:value-type="string">
            <text:p text:style-name="Table_20_Contents"/>
          </table:table-cell>
        </table:table-row>
        <table:table-row>
          <table:table-cell table:style-name="Table11.A2" office:value-type="string">
            <text:p text:style-name="Table_20_Contents">RF16</text:p>
          </table:table-cell>
          <table:table-cell table:style-name="Table11.A2" office:value-type="string">
            <text:p text:style-name="Table_20_Contents">RD<text:span text:style-name="T84">30</text:span></text:p>
          </table:table-cell>
          <table:table-cell table:style-name="Table11.A2" office:value-type="string">
            <text:p text:style-name="Table_20_Contents">RD2<text:span text:style-name="T84">6</text:span></text:p>
          </table:table-cell>
          <table:table-cell table:style-name="Table11.D2" office:value-type="string">
            <text:p text:style-name="Table_20_Contents"/>
          </table:table-cell>
        </table:table-row>
      </table:table>
      <text:p text:style-name="Table_20_Contents"/>
      <text:p text:style-name="Table_20_Contents"/>
      <text:p text:style-name="Table_20_Contents"/>
      <text:p text:style-name="Table_20_Contents"/>
      <table:table table:name="Table12" table:style-name="Table12">
        <table:table-column table:style-name="Table12.A"/>
        <table:table-column table:style-name="Table12.B"/>
        <table:table-column table:style-name="Table12.C"/>
        <table:table-row>
          <table:table-cell table:style-name="Table12.A1" office:value-type="string">
            <text:p text:style-name="P53">RS</text:p>
          </table:table-cell>
          <table:table-cell table:style-name="Table12.A1" office:value-type="string">
            <text:p text:style-name="P53">RF</text:p>
          </table:table-cell>
          <table:table-cell table:style-name="Table12.C1" office:value-type="string">
            <text:p text:style-name="P53">RDs</text:p>
          </table:table-cell>
        </table:table-row>
        <table:table-row>
          <table:table-cell table:style-name="Table12.A2" office:value-type="string">
            <text:p text:style-name="Table_20_Contents">RS7</text:p>
          </table:table-cell>
          <table:table-cell table:style-name="Table12.A2" office:value-type="string">
            <text:p text:style-name="Table_20_Contents">RF15</text:p>
          </table:table-cell>
          <table:table-cell table:style-name="Table12.C2" office:value-type="string">
            <text:p text:style-name="Table_20_Contents">RD2<text:span text:style-name="T84">9</text:span>, RD2<text:span text:style-name="T84">6, RD2</text:span></text:p>
          </table:table-cell>
        </table:table-row>
        <table:table-row>
          <table:table-cell table:style-name="Table12.A2" office:value-type="string">
            <text:p text:style-name="Table_20_Contents">RS8</text:p>
          </table:table-cell>
          <table:table-cell table:style-name="Table12.A2" office:value-type="string">
            <text:p text:style-name="Table_20_Contents">RF15</text:p>
          </table:table-cell>
          <table:table-cell table:style-name="Table12.C2" office:value-type="string">
            <text:p text:style-name="Table_20_Contents">RD2<text:span text:style-name="T84">9</text:span>, RD2<text:span text:style-name="T84">6, RD2</text:span></text:p>
          </table:table-cell>
        </table:table-row>
      </table:table>
      <text:p text:style-name="Table_20_Content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6T18:52:11.223232635</meta:creation-date>
    <dc:date>2018-11-23T17:28:17.533502596</dc:date>
    <meta:editing-duration>PT4H35M53S</meta:editing-duration>
    <meta:editing-cycles>35</meta:editing-cycles>
    <meta:generator>LibreOffice/6.1.2.1$Linux_X86_64 LibreOffice_project/10$Build-1</meta:generator>
    <meta:document-statistic meta:table-count="12" meta:image-count="0" meta:object-count="0" meta:page-count="10" meta:paragraph-count="350" meta:word-count="1754" meta:character-count="11281" meta:non-whitespace-character-count="9652"/>
  </office:meta>
</office:document-meta>
</file>